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1.9cm"/>
    </style:style>
    <style:style style:name="co19" style:family="table-column">
      <style:table-column-properties fo:break-before="auto" style:column-width="2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30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686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178cm"/>
    </style:style>
    <style:style style:name="co32" style:family="table-column">
      <style:table-column-properties fo:break-before="auto" style:column-width="1.081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ro29" style:family="table-row">
      <style:table-row-properties style:row-height="1.9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22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6" style:family="table-cell" style:parent-style-name="Default">
      <style:table-cell-properties style:vertical-align="middle"/>
      <style:text-properties style:font-name="Arial" fo:font-size="9pt"/>
    </style:style>
    <style:style style:name="ce5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3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0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0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2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7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ext-properties style:font-name="DejaVu Serif" fo:font-size="9pt" fo:font-style="normal"/>
    </style:style>
    <style:style style:name="ce1082" style:family="table-cell" style:parent-style-name="Default">
      <style:text-properties style:font-name="DejaVu Serif" fo:font-size="9pt"/>
    </style:style>
    <style:style style:name="ce108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7" style:family="table-cell" style:parent-style-name="Default">
      <style:table-cell-properties fo:wrap-option="wrap"/>
      <style:text-properties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0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1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1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17" style:family="table-cell" style:parent-style-name="Default">
      <style:text-properties style:font-name="DejaVu Serif" fo:font-size="9pt" fo:font-style="normal" fo:font-weight="bold"/>
    </style:style>
    <style:style style:name="ce1118" style:family="table-cell" style:parent-style-name="Default" style:data-style-name="N100">
      <style:text-properties fo:font-weight="bold"/>
    </style:style>
    <style:style style:name="ce1119" style:family="table-cell" style:parent-style-name="Default" style:data-style-name="N100">
      <style:text-properties fo:font-weight="normal" style:font-weight-asian="normal" style:font-weight-complex="normal"/>
    </style:style>
    <style:style style:name="ce1120" style:family="table-cell" style:parent-style-name="Default" style:data-style-name="N100">
      <style:text-properties fo:font-weight="bold" style:font-weight-asian="bold" style:font-weight-complex="bold"/>
    </style:style>
    <style:style style:name="ce1121" style:family="table-cell" style:parent-style-name="Default" style:data-style-name="N100">
      <style:text-properties fo:font-weight="normal"/>
    </style:style>
    <style:style style:name="ce112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23" style:family="table-cell" style:parent-style-name="Default" style:data-style-name="N100">
      <style:text-properties fo:color="#ff0000" fo:font-weight="bold"/>
    </style:style>
    <style:style style:name="ce112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2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26" style:family="table-cell" style:parent-style-name="Default">
      <style:text-properties fo:font-weight="normal"/>
    </style:style>
    <style:style style:name="ce1127" style:family="table-cell" style:parent-style-name="Default">
      <style:text-properties fo:font-weight="normal" style:font-weight-asian="normal" style:font-weight-complex="normal"/>
    </style:style>
    <style:style style:name="ce1128" style:family="table-cell" style:parent-style-name="Default">
      <style:text-properties fo:font-weight="bold" style:font-weight-asian="bold" style:font-weight-complex="bold"/>
    </style:style>
    <style:style style:name="ce1129" style:family="table-cell" style:parent-style-name="Default">
      <style:text-properties style:use-window-font-color="true" fo:font-weight="normal" style:font-weight-asian="normal" style:font-weight-complex="normal"/>
    </style:style>
    <style:style style:name="ce1130" style:family="table-cell" style:parent-style-name="Default">
      <style:text-properties fo:font-weight="bold"/>
    </style:style>
    <style:style style:name="ce1131" style:family="table-cell" style:parent-style-name="Default">
      <style:text-properties fo:color="#ff0000" fo:font-weight="normal"/>
    </style:style>
    <style:style style:name="ce113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3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5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8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0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4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09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12" style:family="table-cell" style:parent-style-name="Default">
      <style:table-cell-properties fo:wrap-option="wrap"/>
    </style:style>
    <style:style style:name="ce13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28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2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14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Varázsló 9. szint, v7.8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0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3" calcext:value-type="float">
            <text:p>3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48" table:formula="of:=[$KP_tablazat.$K$7]+([.$D$8]*(   ((2*[.C22])+[$KP_tablazat.$K8])  +   ((2*[.$C23])+[KP_tablazat.$K9]) )  )" office:value-type="float" office:value="1774" calcext:value-type="float">
            <text:p>1774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804" calcext:value-type="float">
            <text:p>804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1251" calcext:value-type="float">
            <text:p>1251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1252" calcext:value-type="float">
            <text:p>1252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9"/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3" table:content-validation-name="val61" office:value-type="float" office:value="8" calcext:value-type="float">
            <text:p>8</text:p>
          </table:table-cell>
          <table:table-cell table:style-name="ce443" table:content-validation-name="val62"/>
          <table:table-cell table:style-name="ce251" table:content-validation-name="val47" table:formula="of:=[.H16]+[.I16]" office:value-type="float" office:value="8" calcext:value-type="float">
            <text:p>8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76" calcext:value-type="float">
            <text:p>76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3" table:content-validation-name="val61" office:value-type="float" office:value="5" calcext:value-type="float">
            <text:p>5</text:p>
          </table:table-cell>
          <table:table-cell table:style-name="ce443" table:content-validation-name="val62"/>
          <table:table-cell table:style-name="ce252" table:content-validation-name="val47" table:formula="of:=[.H17]+[.I17]" office:value-type="float" office:value="5" calcext:value-type="float">
            <text:p>5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34" calcext:value-type="float">
            <text:p>34</text:p>
          </table:table-cell>
          <table:table-cell/>
          <table:table-cell table:style-name="ce614"/>
          <table:table-cell table:style-name="ce515"/>
          <table:table-cell table:style-name="Default" table:number-columns-repeated="2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3" table:content-validation-name="val61"/>
          <table:table-cell table:style-name="ce443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3" table:content-validation-name="val61"/>
          <table:table-cell table:style-name="ce443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3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3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3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15" calcext:value-type="float">
            <text:p>1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3" table:content-validation-name="val62" office:value-type="float" office:value="11" calcext:value-type="float">
            <text:p>11</text:p>
          </table:table-cell>
          <table:table-cell table:style-name="ce443" table:content-validation-name="val62"/>
          <table:table-cell table:style-name="ce258" table:content-validation-name="val47" table:formula="of:=[.H23]+[.I23]" office:value-type="float" office:value="11" calcext:value-type="float">
            <text:p>11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136" calcext:value-type="float">
            <text:p>136</text:p>
          </table:table-cell>
          <table:table-cell/>
          <table:table-cell table:style-name="ce614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61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9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146" table:content-validation-name="val23"/>
          <table:table-cell table:style-name="ce99"/>
          <table:table-cell/>
          <table:table-cell table:style-name="ce228" office:value-type="string" calcext:value-type="string">
            <text:p>Akrobatika</text:p>
          </table:table-cell>
          <table:table-cell table:style-name="ce443" table:content-validation-name="val62" office:value-type="float" office:value="5" calcext:value-type="float">
            <text:p>5</text:p>
          </table:table-cell>
          <table:table-cell table:style-name="ce443" table:content-validation-name="val62"/>
          <table:table-cell table:style-name="ce259" table:content-validation-name="val47" table:formula="of:=[.H27]+[.I27]" office:value-type="float" office:value="5" calcext:value-type="float">
            <text:p>5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1" calcext:value-type="float" table:number-columns-spanned="2" table:number-rows-spanned="1">
            <text:p>1</text:p>
          </table:table-cell>
          <table:covered-table-cell table:style-name="ce46" table:content-validation-name="val23"/>
          <table:table-cell table:style-name="ce100"/>
          <table:table-cell/>
          <table:table-cell table:style-name="ce558" office:value-type="string" calcext:value-type="string">
            <text:p>Történelemismeret</text:p>
          </table:table-cell>
          <table:table-cell table:style-name="ce443" table:content-validation-name="val62" office:value-type="float" office:value="5" calcext:value-type="float">
            <text:p>5</text:p>
          </table:table-cell>
          <table:table-cell table:style-name="ce443" table:content-validation-name="val62"/>
          <table:table-cell table:style-name="ce259" table:content-validation-name="val47" table:formula="of:=[.H28]+[.I28]" office:value-type="float" office:value="5" calcext:value-type="float">
            <text:p>5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 office:value-type="string" calcext:value-type="string">
            <text:p>Élettan</text:p>
          </table:table-cell>
          <table:table-cell table:style-name="ce443" table:content-validation-name="val62" office:value-type="float" office:value="6" calcext:value-type="float">
            <text:p>6</text:p>
          </table:table-cell>
          <table:table-cell table:style-name="ce443" table:content-validation-name="val62"/>
          <table:table-cell table:style-name="ce259" table:content-validation-name="val47" table:formula="of:=[.H29]+[.I29]" office:value-type="float" office:value="6" calcext:value-type="float">
            <text:p>6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office:value-type="string" calcext:value-type="string">
            <text:p>Vallásismeret</text:p>
          </table:table-cell>
          <table:table-cell table:style-name="ce443" table:content-validation-name="val62" office:value-type="float" office:value="6" calcext:value-type="float">
            <text:p>6</text:p>
          </table:table-cell>
          <table:table-cell table:style-name="ce443" table:content-validation-name="val62"/>
          <table:table-cell table:style-name="ce259" table:content-validation-name="val47" table:formula="of:=[.H30]+[.I30]" office:value-type="float" office:value="6" calcext:value-type="float">
            <text:p>6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46" calcext:value-type="float">
            <text:p>46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2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2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</text:p>
          </table:table-cell>
          <table:table-cell table:style-name="ce443" table:content-validation-name="val63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7" calcext:value-type="float">
            <text:p>7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2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381" table:content-validation-name="val54" office:value-type="string" calcext:value-type="string">
            <text:p>Észlelés</text:p>
          </table:table-cell>
          <table:table-cell table:style-name="ce443" table:content-validation-name="val64" office:value-type="float" office:value="8" calcext:value-type="float">
            <text:p>8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8" calcext:value-type="float">
            <text:p>8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2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81" table:content-validation-name="val55" office:value-type="string" calcext:value-type="string">
            <text:p>Összpontosítás</text:p>
          </table:table-cell>
          <table:table-cell table:style-name="ce443" table:content-validation-name="val65" office:value-type="float" office:value="10" calcext:value-type="float">
            <text:p>10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10" calcext:value-type="float">
            <text:p>1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58" calcext:value-type="float">
            <text:p>5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2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6" calcext:value-type="float">
            <text:p>6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Alkímia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6" calcext:value-type="float">
            <text:p>6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6" calcext:value-type="float">
            <text:p>6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pakodás/Rejtőzés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7" calcext:value-type="float">
            <text:p>7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erencsejáték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3" calcext:value-type="float">
            <text:p>3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6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4" calcext:value-type="float">
            <text:p>4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2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Kalligráfia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5" calcext:value-type="float">
            <text:p>5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Hazudozás</text:p>
          </table:table-cell>
          <table:covered-table-cell table:style-name="ce150"/>
          <table:table-cell table:style-name="ce168" table:content-validation-name="val29" office:value-type="float" office:value="1" calcext:value-type="float">
            <text:p>1</text:p>
          </table:table-cell>
          <table:table-cell table:style-name="ce82" table:content-validation-name="val29" office:value-type="float" office:value="1" calcext:value-type="float">
            <text:p>1</text:p>
          </table:table-cell>
          <table:table-cell table:style-name="ce208" table:content-validation-name="val47" table:formula="of:=[.$D44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Zene: fúvó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5" calcext:value-type="float">
            <text:p>5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zerencsés</text:p>
          </table:table-cell>
          <table:covered-table-cell table:style-name="ce151"/>
          <table:table-cell table:style-name="ce168" table:content-validation-name="val29" office:value-type="float" office:value="1" calcext:value-type="float">
            <text:p>1</text:p>
          </table:table-cell>
          <table:table-cell table:style-name="ce82" table:content-validation-name="val29" office:value-type="float" office:value="1" calcext:value-type="float">
            <text:p>1</text:p>
          </table:table-cell>
          <table:table-cell table:style-name="ce209" table:content-validation-name="val47" table:formula="of:=[.$D45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6" calcext:value-type="float">
            <text:p>6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Ősi kultúrák ismerete – Kyr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6]+[.I46]" office:value-type="float" office:value="5" calcext:value-type="float">
            <text:p>5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2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Ősi nyelv ismerete – Kyr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7]+[.I47]" office:value-type="float" office:value="5" calcext:value-type="float">
            <text:p>5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Mechanika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8]+[.I48]" office:value-type="float" office:value="5" calcext:value-type="float">
            <text:p>5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30" calcext:value-type="float">
            <text:p>3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135" calcext:value-type="float" table:number-columns-spanned="2" table:number-rows-spanned="1">
            <text:p>13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3]/[.$E$11])" office:value-type="percentage" office:value="0.0760992108229989" calcext:value-type="percentage" table:number-columns-spanned="2" table:number-rows-spanned="1">
            <text:p>(Össz KP 8%-a)</text:p>
          </table:table-cell>
          <table:covered-table-cell table:style-name="ce100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2" table:content-validation-name="val56" office:value-type="string" calcext:value-type="string">
            <text:p>Helyismeret: [<text:span text:style-name="T3">saját város</text:span>]</text:p>
          </table:table-cell>
          <table:table-cell table:style-name="ce449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4" calcext:value-type="float" table:number-columns-spanned="2" table:number-rows-spanned="1">
            <text:p>4 db</text:p>
          </table:table-cell>
          <table:covered-table-cell table:style-name="ce215"/>
          <table:table-cell/>
          <table:table-cell table:style-name="ce402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49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2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49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402" table:content-validation-name="val59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49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402" table:content-validation-name="val60" office:value-type="string" calcext:value-type="string">
            <text:p>Nyelvismeret – Közös</text:p>
          </table:table-cell>
          <table:table-cell table:style-name="ce449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4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7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7" table:content-validation-name="val95" office:value-type="string" calcext:value-type="string">
            <text:p>Módosítók</text:p>
          </table:table-cell>
          <table:table-cell table:style-name="ce527" table:content-validation-name="val101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22" calcext:value-type="float">
            <text:p>2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3" table:content-validation-name="val87" office:value-type="float" office:value="10" calcext:value-type="float">
            <text:p>10</text:p>
          </table:table-cell>
          <table:table-cell table:style-name="ce553" table:content-validation-name="val96" table:formula="of:=([Tulajdonságok_képzettségek.C21])+([Tulajdonságok_képzettségek.C22])+[Tulajdonságok_képzettségek.$D$8]+(4*[Tulajdonságok_képzettségek.D33])" office:value-type="float" office:value="19" calcext:value-type="float">
            <text:p>19</text:p>
          </table:table-cell>
          <table:table-cell table:style-name="ce583" table:content-validation-name="val102" table:formula="of:=[.C4]+[.D4]" office:value-type="float" office:value="29" calcext:value-type="float">
            <text:p>29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0" table:content-validation-name="val122" table:formula="of:=[KP_tablazat.K20]*[Tulajdonságok_képzettségek.D8]" office:value-type="float" office:value="54" calcext:value-type="float">
            <text:p>5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5" calcext:value-type="float">
            <text:p>5</text:p>
          </table:table-cell>
          <table:table-cell table:style-name="ce553" table:content-validation-name="val87" office:value-type="float" office:value="20" calcext:value-type="float">
            <text:p>20</text:p>
          </table:table-cell>
          <table:table-cell table:style-name="ce553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3" table:content-validation-name="val103" table:formula="of:=[.C5]+[.B5]+[.D5]"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17" calcext:value-type="float">
            <text:p>17</text:p>
          </table:table-cell>
          <table:table-cell table:style-name="ce553" table:content-validation-name="val87" office:value-type="float" office:value="120" calcext:value-type="float">
            <text:p>120</text:p>
          </table:table-cell>
          <table:table-cell table:style-name="ce553" table:content-validation-name="val98" table:formula="of:=2*(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3" table:content-validation-name="val104" table:formula="of:=[.C6]+[.B6]+[.D6]"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53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583" table:content-validation-name="val105" table:formula="of:=[.C8]+[.B8]+[.D8]" office:value-type="float" office:value="-28" calcext:value-type="float">
            <text:p>-28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0" table:content-validation-name="val123" table:formula="of:=[KP_tablazat.K23]*[Tulajdonságok_képzettségek.$D$8]" office:value-type="float" office:value="36" calcext:value-type="float">
            <text:p>3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3" calcext:value-type="float">
            <text:p>3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110" calcext:value-type="float">
            <text:p>11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2.44444444444444" calcext:value-type="float">
            <text:p>2,44 HM</text:p>
          </table:table-cell>
          <table:table-cell table:number-columns-repeated="247"/>
        </table:table-row>
        <table:table-row table:style-name="ro1">
          <table:table-cell table:style-name="ce503"/>
          <table:table-cell table:style-name="ce503" table:number-columns-spanned="6" table:number-rows-spanned="1"/>
          <table:covered-table-cell table:number-columns-repeated="5" table:style-name="ce503"/>
          <table:table-cell table:style-name="ce503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4" table:content-validation-name="val89" office:value-type="string" calcext:value-type="string">
            <text:p>Szint</text:p>
          </table:table-cell>
          <table:table-cell table:style-name="ce554" office:value-type="string" calcext:value-type="string">
            <text:p>KÉ</text:p>
          </table:table-cell>
          <table:table-cell table:style-name="ce554" office:value-type="string" calcext:value-type="string">
            <text:p>TÉ/CÉ</text:p>
          </table:table-cell>
          <table:table-cell table:style-name="ce554" office:value-type="string" calcext:value-type="string">
            <text:p>VÉ</text:p>
          </table:table-cell>
          <table:table-cell table:style-name="ce554" table:content-validation-name="val110" office:value-type="string" calcext:value-type="string">
            <text:p>Sebesség</text:p>
          </table:table-cell>
          <table:table-cell table:style-name="ce55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8" calcext:value-type="float">
            <text:p>8</text:p>
          </table:table-cell>
          <table:table-cell table:style-name="ce348" table:content-validation-name="val44" table:formula="of:=VLOOKUP([.$C14];harcmodorok;2)+[.$E$4]" office:value-type="float" office:value="34" calcext:value-type="float">
            <text:p>34</text:p>
          </table:table-cell>
          <table:table-cell table:style-name="ce348" table:content-validation-name="val44" table:formula="of:=VLOOKUP([.$C14];harcmodorok;3)+[.$E$5]" office:value-type="float" office:value="44" calcext:value-type="float">
            <text:p>44</text:p>
          </table:table-cell>
          <table:table-cell table:style-name="ce348" table:content-validation-name="val44" table:formula="of:=VLOOKUP([.$C14];harcmodorok;4)+[.$E$6]" office:value-type="float" office:value="156" calcext:value-type="float">
            <text:p>156</text:p>
          </table:table-cell>
          <table:table-cell table:style-name="ce348" table:content-validation-name="val110" table:formula="of:=[.C14]+[Tulajdonságok_képzettségek.$C$21]" office:value-type="float" office:value="10" calcext:value-type="float">
            <text:p>1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5" calcext:value-type="float">
            <text:p>5</text:p>
          </table:table-cell>
          <table:table-cell table:style-name="ce348" table:content-validation-name="val44" table:formula="of:=VLOOKUP([.$C15];harcmodorok;2)+[.$E$4]" office:value-type="float" office:value="31" calcext:value-type="float">
            <text:p>31</text:p>
          </table:table-cell>
          <table:table-cell table:style-name="ce348" table:content-validation-name="val44" table:formula="of:=VLOOKUP([.$C15];harcmodorok;3)+[.$E$5]" office:value-type="float" office:value="35" calcext:value-type="float">
            <text:p>35</text:p>
          </table:table-cell>
          <table:table-cell table:style-name="ce348" table:content-validation-name="val44" table:formula="of:=VLOOKUP([.$C15];harcmodorok;4)+[.$E$6]" office:value-type="float" office:value="147" calcext:value-type="float">
            <text:p>147</text:p>
          </table:table-cell>
          <table:table-cell table:style-name="ce348" table:content-validation-name="val110" table:formula="of:=[.C15]+[Tulajdonságok_képzettségek.$C$21]" office:value-type="float" office:value="7" calcext:value-type="float">
            <text:p>7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9" calcext:value-type="float">
            <text:p>9</text:p>
          </table:table-cell>
          <table:table-cell table:style-name="ce348" table:content-validation-name="val44" table:formula="of:=VLOOKUP([.$C16];harcmodorok;3)+[.$E$5]" office:value-type="float" office:value="-1" calcext:value-type="float">
            <text:p>-1</text:p>
          </table:table-cell>
          <table:table-cell table:style-name="ce348" table:content-validation-name="val44" table:formula="of:=VLOOKUP([.$C16];harcmodorok;4)+[.$E$6]" office:value-type="float" office:value="111" calcext:value-type="float">
            <text:p>111</text:p>
          </table:table-cell>
          <table:table-cell table:style-name="ce348" table:content-validation-name="val110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9" calcext:value-type="float">
            <text:p>9</text:p>
          </table:table-cell>
          <table:table-cell table:style-name="ce348" table:content-validation-name="val44" table:formula="of:=VLOOKUP([.$C17];harcmodorok;3)+[.$E$5]" office:value-type="float" office:value="-1" calcext:value-type="float">
            <text:p>-1</text:p>
          </table:table-cell>
          <table:table-cell table:style-name="ce348" table:content-validation-name="val44" table:formula="of:=VLOOKUP([.$C17];harcmodorok;4)+[.$E$6]" office:value-type="float" office:value="111" calcext:value-type="float">
            <text:p>111</text:p>
          </table:table-cell>
          <table:table-cell table:style-name="ce348" table:content-validation-name="val110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9" calcext:value-type="float">
            <text:p>9</text:p>
          </table:table-cell>
          <table:table-cell table:style-name="ce348" table:content-validation-name="val44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9" calcext:value-type="float">
            <text:p>9</text:p>
          </table:table-cell>
          <table:table-cell table:style-name="ce348" table:content-validation-name="val44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9" calcext:value-type="float">
            <text:p>9</text:p>
          </table:table-cell>
          <table:table-cell table:style-name="ce348" table:content-validation-name="val44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11" calcext:value-type="float">
            <text:p>11</text:p>
          </table:table-cell>
          <table:table-cell table:style-name="ce348" table:content-validation-name="val44" table:formula="of:=VLOOKUP([.$C21];harcmodorok;2)+[.$E$4]" office:value-type="float" office:value="37" calcext:value-type="float">
            <text:p>37</text:p>
          </table:table-cell>
          <table:table-cell table:style-name="ce348" table:content-validation-name="val44" table:formula="of:=VLOOKUP([.$C21];harcmodorok;3)+[.$E$8]" office:value-type="float" office:value="-4" calcext:value-type="float">
            <text:p>-4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13" calcext:value-type="float">
            <text:p>13</text:p>
          </table:table-cell>
          <table:table-cell table:style-name="ce390" table:content-validation-name="val44" table:formula="of:=VLOOKUP([.$C21];harcmodorok;4)+[.$E$8]" office:value-type="float" office:value="-4" calcext:value-type="float" table:number-columns-spanned="2" table:number-rows-spanned="1">
            <text:p>-4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3" table:number-columns-spanned="9" table:number-rows-spanned="1"/>
          <table:covered-table-cell table:number-columns-repeated="7" table:style-name="ce503"/>
          <table:covered-table-cell table:style-name="ce410"/>
          <table:table-cell table:style-name="ce50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3"/>
          <table:covered-table-cell table:number-columns-repeated="5" table:style-name="ce337"/>
          <table:covered-table-cell table:style-name="ce533"/>
          <table:covered-table-cell table:style-name="ce608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4"/>
          <table:table-cell table:number-columns-repeated="241"/>
        </table:table-row>
        <table:table-row table:style-name="ro1">
          <table:table-cell table:style-name="ce507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4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2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2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2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4"/>
          <table:table-cell table:style-name="ce614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2" calcext:value-type="float">
            <text:p>2</text:p>
          </table:table-cell>
          <table:table-cell table:style-name="ce562" table:content-validation-name="val44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62" table:content-validation-name="val44" table:formula="of:=IF((ISNUMBER(VLOOKUP([.$A26];kezifegyverek_all;10;0))=1);(VLOOKUP([.$A26];kezifegyverek_all;10;0)+[.$C26]*[KP_tablazat.$F$47]);[KP_tablazat.$K$38])" office:value-type="float" office:value="10" calcext:value-type="float">
            <text:p>10</text:p>
          </table:table-cell>
          <table:table-cell table:style-name="ce562" table:content-validation-name="val44" table:formula="of:=IF((ISNUMBER(VLOOKUP([.$A26];kezifegyverek_all;11;0))=1);(VLOOKUP([.$A26];kezifegyverek_all;11;0)+[.$C26]*[KP_tablazat.$G$47]);[KP_tablazat.$K$38])" office:value-type="float" office:value="10" calcext:value-type="float">
            <text:p>10</text:p>
          </table:table-cell>
          <table:table-cell table:style-name="ce562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4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4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4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4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4"/>
          <table:table-cell table:number-columns-repeated="241"/>
        </table:table-row>
        <table:table-row table:style-name="ro1">
          <table:table-cell table:style-name="ce507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0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2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0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2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4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3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07" office:value-type="string" calcext:value-type="string">
            <text:p>KÉ</text:p>
          </table:table-cell>
          <table:table-cell table:style-name="ce507" office:value-type="string" calcext:value-type="string">
            <text:p>TÉ/CÉ</text:p>
          </table:table-cell>
          <table:table-cell table:style-name="ce507" office:value-type="string" calcext:value-type="string">
            <text:p>VÉ/Osztó</text:p>
          </table:table-cell>
          <table:table-cell table:style-name="ce60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4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2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24" calcext:value-type="float">
            <text:p>24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34" calcext:value-type="float">
            <text:p>34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6" calcext:value-type="float">
            <text:p>146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632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562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40" calcext:value-type="float">
            <text:p>40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4" calcext:value-type="float">
            <text:p>54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6" calcext:value-type="float">
            <text:p>166</text:p>
          </table:table-cell>
          <table:table-cell table:style-name="ce562" table:content-validation-name="val112" table:formula="of:=[.G26]" office:value-type="string" office:string-value="3 S/V" calcext:value-type="string">
            <text:p>3 S/V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7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8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9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0" table:content-validation-name="val112" table:formula="of:=[.G30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2" table:content-validation-name="val115"/>
          <table:covered-table-cell table:style-name="ce632"/>
          <table:covered-table-cell/>
          <table:table-cell/>
          <table:table-cell table:style-name="ce61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6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3"/>
          <table:table-cell table:style-name="ce503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2" table:number-columns-spanned="9" table:number-rows-spanned="1"/>
          <table:covered-table-cell table:style-name="ce327"/>
          <table:covered-table-cell table:number-columns-repeated="3" table:style-name="ce522"/>
          <table:covered-table-cell table:style-name="ce372"/>
          <table:covered-table-cell table:number-columns-repeated="2" table:style-name="ce522"/>
          <table:covered-table-cell table:style-name="ce420"/>
          <table:table-cell table:style-name="ce522" table:number-columns-repeated="246"/>
          <table:table-cell table:style-name="ce50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6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3"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9" table:number-columns-repeated="2"/>
          <table:table-cell table:style-name="ce689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9" table:number-columns-repeated="2"/>
          <table:table-cell table:style-name="ce689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6"/>
          <table:covered-table-cell table:style-name="ce426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2" calcext:value-type="float">
            <text:p>-2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2" calcext:value-type="float">
            <text:p>-12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2" calcext:value-type="float">
            <text:p>-22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6"/>
          <table:table-cell table:style-name="ce331"/>
          <table:table-cell table:style-name="ce52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ce723"/>
        <table:table-column table:style-name="co26" table:default-cell-style-name="ce723"/>
        <table:table-column table:style-name="co27" table:default-cell-style-name="ce723"/>
        <table:table-column table:style-name="co28" table:default-cell-style-name="Default"/>
        <table:table-column table:style-name="co29" table:default-cell-style-name="ce740"/>
        <table:table-column table:style-name="co30" table:default-cell-style-name="Default"/>
        <table:table-column table:style-name="co31" table:default-cell-style-name="ce740"/>
        <table:table-column table:style-name="co32" table:default-cell-style-name="ce740"/>
        <table:table-column table:style-name="co27" table:default-cell-style-name="ce740"/>
        <table:table-column table:style-name="co9" table:default-cell-style-name="ce740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722" calcext:value-type="float" table:number-columns-spanned="2" table:number-rows-spanned="1">
            <text:p>722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6" table:content-validation-name="val126" office:value-type="string" calcext:value-type="string" table:number-columns-spanned="2" table:number-rows-spanned="1">
            <text:p>Magasmágia</text:p>
          </table:table-cell>
          <table:covered-table-cell table:style-name="ce712"/>
          <table:table-cell table:style-name="ce443" table:content-validation-name="val66" office:value-type="float" office:value="10" calcext:value-type="float">
            <text:p>10</text:p>
          </table:table-cell>
          <table:table-cell table:style-name="ce443" table:content-validation-name="val66"/>
          <table:table-cell table:style-name="ce853" table:content-validation-name="val130" table:formula="of:=[.C7]+[.D7]" office:value-type="float" office:value="10" calcext:value-type="float">
            <text:p>10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58" calcext:value-type="float">
            <text:p>58</text:p>
          </table:table-cell>
          <table:table-cell/>
          <table:table-cell table:style-name="ce136" office:value-type="string" calcext:value-type="string" table:number-columns-spanned="2" table:number-rows-spanned="1">
            <text:p>Elemi mágia</text:p>
          </table:table-cell>
          <table:covered-table-cell/>
          <table:table-cell table:style-name="ce443" table:content-validation-name="val66" office:value-type="float" office:value="10" calcext:value-type="float">
            <text:p>10</text:p>
          </table:table-cell>
          <table:table-cell table:style-name="ce443" table:content-validation-name="val66"/>
          <table:table-cell table:style-name="ce853" table:content-validation-name="val130" table:formula="of:=[.J7]+[.K7]" office:value-type="float" office:value="10" calcext:value-type="float">
            <text:p>1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style-name="ce706" table:content-validation-name="val127" table:number-columns-spanned="2" table:number-rows-spanned="1"/>
          <table:covered-table-cell table:style-name="ce712" table:content-validation-name="val127"/>
          <table:table-cell table:style-name="ce443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entálmágia</text:p>
          </table:table-cell>
          <table:covered-table-cell/>
          <table:table-cell table:style-name="ce443" table:content-validation-name="val66" office:value-type="float" office:value="8" calcext:value-type="float">
            <text:p>8</text:p>
          </table:table-cell>
          <table:table-cell table:style-name="ce443" table:content-validation-name="val66"/>
          <table:table-cell table:style-name="ce853" table:content-validation-name="val130" table:formula="of:=[.J8]+[.K8]" office:value-type="float" office:value="8" calcext:value-type="float">
            <text:p>8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76" calcext:value-type="float">
            <text:p>76</text:p>
          </table:table-cell>
          <table:table-cell table:number-columns-repeated="1011"/>
        </table:table-row>
        <table:table-row table:style-name="ro1">
          <table:table-cell table:style-name="ce706" table:content-validation-name="val127" table:number-columns-spanned="2" table:number-rows-spanned="1"/>
          <table:covered-table-cell table:style-name="ce712" table:content-validation-name="val127"/>
          <table:table-cell table:style-name="ce443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Asztrálmágia</text:p>
          </table:table-cell>
          <table:covered-table-cell/>
          <table:table-cell table:style-name="ce443" table:content-validation-name="val66" office:value-type="float" office:value="8" calcext:value-type="float">
            <text:p>8</text:p>
          </table:table-cell>
          <table:table-cell table:style-name="ce443" table:content-validation-name="val66"/>
          <table:table-cell table:style-name="ce853" table:content-validation-name="val130" table:formula="of:=[.J9]+[.K9]" office:value-type="float" office:value="8" calcext:value-type="float">
            <text:p>8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76" calcext:value-type="float">
            <text:p>76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office:value-type="string" calcext:value-type="string" table:number-columns-spanned="2" table:number-rows-spanned="1">
            <text:p>Ideamágia</text:p>
          </table:table-cell>
          <table:covered-table-cell/>
          <table:table-cell table:style-name="ce443" table:content-validation-name="val66" office:value-type="float" office:value="8" calcext:value-type="float">
            <text:p>8</text:p>
          </table:table-cell>
          <table:table-cell table:style-name="ce443" table:content-validation-name="val66"/>
          <table:table-cell table:style-name="ce853" table:content-validation-name="val130" table:formula="of:=[.J10]+[.K10]" office:value-type="float" office:value="8" calcext:value-type="float">
            <text:p>8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76" calcext:value-type="float">
            <text:p>76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office:value-type="string" calcext:value-type="string" table:number-columns-spanned="2" table:number-rows-spanned="1">
            <text:p>Nekromancia</text:p>
          </table:table-cell>
          <table:covered-table-cell/>
          <table:table-cell table:style-name="ce443" table:content-validation-name="val66" office:value-type="float" office:value="7" calcext:value-type="float">
            <text:p>7</text:p>
          </table:table-cell>
          <table:table-cell table:style-name="ce443" table:content-validation-name="val66"/>
          <table:table-cell table:style-name="ce853" table:content-validation-name="val130" table:formula="of:=[.J11]+[.K11]" office:value-type="float" office:value="7" calcext:value-type="float">
            <text:p>7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office:value-type="string" calcext:value-type="string" table:number-columns-spanned="2" table:number-rows-spanned="1">
            <text:p>Demonológia</text:p>
          </table:table-cell>
          <table:covered-table-cell/>
          <table:table-cell table:style-name="ce443" table:content-validation-name="val66" office:value-type="float" office:value="7" calcext:value-type="float">
            <text:p>7</text:p>
          </table:table-cell>
          <table:table-cell table:style-name="ce443" table:content-validation-name="val66"/>
          <table:table-cell table:style-name="ce853" table:content-validation-name="val130" table:formula="of:=[.J12]+[.K12]" office:value-type="float" office:value="7" calcext:value-type="float">
            <text:p>7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80" table:content-validation-name="val132" office:value-type="float" office:value="2" calcext:value-type="float">
            <text:p>2</text:p>
          </table:table-cell>
          <table:table-cell table:style-name="ce863" table:content-validation-name="val44" table:formula="of:=[.$E13]*[$KP_tablazat.$K$14]" office:value-type="float" office:value="30" calcext:value-type="float">
            <text:p>30</text:p>
          </table:table-cell>
          <table:table-cell/>
          <table:table-cell table:style-name="ce136" office:value-type="string" calcext:value-type="string" table:number-columns-spanned="2" table:number-rows-spanned="1">
            <text:p>Asztrológia</text:p>
          </table:table-cell>
          <table:covered-table-cell/>
          <table:table-cell table:style-name="ce443" table:content-validation-name="val66" office:value-type="float" office:value="5" calcext:value-type="float">
            <text:p>5</text:p>
          </table:table-cell>
          <table:table-cell table:style-name="ce443" table:content-validation-name="val66"/>
          <table:table-cell table:style-name="ce853" table:content-validation-name="val130" table:formula="of:=[.J13]+[.K13]" office:value-type="float" office:value="5" calcext:value-type="float">
            <text:p>5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office:value-type="string" calcext:value-type="string" table:number-columns-spanned="2" table:number-rows-spanned="1">
            <text:p>Pyarroni</text:p>
          </table:table-cell>
          <table:covered-table-cell table:content-validation-name="val128"/>
          <table:table-cell table:style-name="ce805" table:content-validation-name="val66" office:value-type="float" office:value="9" calcext:value-type="float">
            <text:p>9</text:p>
          </table:table-cell>
          <table:table-cell table:style-name="ce443" table:content-validation-name="val66"/>
          <table:table-cell table:style-name="ce854" table:content-validation-name="val130" table:formula="of:=[.C16]+[.D16]" office:value-type="float" office:value="9" calcext:value-type="float">
            <text:p>9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48" calcext:value-type="float">
            <text:p>48</text:p>
          </table:table-cell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content-validation-name="val128"/>
          <table:table-cell table:style-name="ce805" table:content-validation-name="val66"/>
          <table:table-cell table:style-name="ce443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1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2" table:content-validation-name="val44" table:formula="of:=[.$L21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2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3" table:content-validation-name="val44" table:formula="of:=[.$L22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3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884" table:content-validation-name="val44" table:formula="of:=[.$L23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4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885" table:content-validation-name="val44" table:formula="of:=[.$L24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office:value-type="string" calcext:value-type="string" table:number-columns-spanned="3" table:number-rows-spanned="1">
            <text:p>f5</text:p>
          </table:table-cell>
          <table:covered-table-cell table:number-columns-repeated="2" table:style-name="ce476"/>
          <table:table-cell table:style-name="ce573" office:value-type="float" office:value="1" calcext:value-type="float">
            <text:p>1</text:p>
          </table:table-cell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9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09"/>
          <table:table-cell table:style-name="ce7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9"/>
          <table:table-cell table:style-name="ce70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09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9"/>
          <table:table-cell table:style-name="ce7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9"/>
          <table:table-cell table:style-name="ce709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09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804" calcext:value-type="float">
            <text:p>804</text:p>
          </table:table-cell>
          <table:table-cell table:content-validation-name="val72"/>
          <table:table-cell table:style-name="ce756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4" table:formula="of:=[Tulajdonságok_képzettségek.D53]" office:value-type="float" office:value="135" calcext:value-type="float">
            <text:p>135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F1</text:p>
          </table:table-cell>
          <table:covered-table-cell table:style-name="ce151" table:content-validation-name="val72"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3" table:content-validation-name="val72" table:formula="of:=[.$D9]*[$KP_tablazat.$K$14]" office:value-type="float" office:value="30" calcext:value-type="float">
            <text:p>3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F2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4" table:content-validation-name="val72" table:formula="of:=[.$D10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402" table:content-validation-name="val72" office:value-type="string" calcext:value-type="string">
            <text:p>Nyelvismeret X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3]+[.J33]" office:value-type="float" office:value="6" calcext:value-type="float">
            <text:p>6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756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402" table:content-validation-name="val72" office:value-type="string" calcext:value-type="string">
            <text:p>Nyelvismeret Y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4]+[.J34]" office:value-type="float" office:value="6" calcext:value-type="float">
            <text:p>6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402" table:content-validation-name="val72" office:value-type="string" calcext:value-type="string">
            <text:p>Nyelvismeret Z</text:p>
          </table:table-cell>
          <table:table-cell table:style-name="ce244" table:content-validation-name="val72" office:value-type="float" office:value="3" calcext:value-type="float">
            <text:p>3</text:p>
          </table:table-cell>
          <table:table-cell table:style-name="ce639" table:content-validation-name="val72"/>
          <table:table-cell table:style-name="ce661" table:content-validation-name="val72" table:formula="of:=[.I35]+[.J35]" office:value-type="float" office:value="3" calcext:value-type="float">
            <text:p>3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5" calcext:value-type="float">
            <text:p>5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133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 table:content-validation-name="val72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81"/>
        <table:table-column table:style-name="co41" table:default-cell-style-name="ce1087"/>
        <table:table-column table:style-name="co13" table:number-columns-repeated="254" table:default-cell-style-name="ce1081"/>
        <table:table-row table:style-name="ro13">
          <table:table-cell table:style-name="ce1078" office:value-type="string" calcext:value-type="string">
            <text:p>Karakter pontok (KP) elosztása</text:p>
            <text:p/>
          </table:table-cell>
          <table:table-cell table:style-name="ce1086"/>
          <table:table-cell table:style-name="ce1117" table:number-columns-repeated="254"/>
        </table:table-row>
        <table:table-row table:style-name="ro14">
          <table:table-cell table:style-name="ce1079" office:value-type="string" calcext:value-type="string">
            <text:p><text:span text:style-name="T8">→ </text:span><text:span text:style-name="T9">KP = 150 + Tapasztalati szint  x (70 + Intelligencia)  + még (TSZ x (20+Emlékezet)), ez utóbbi csak NEM-harci vagy -misztikus jellegű ismeretek növelésére fordítható</text:span></text:p>
            <text:p><text:span text:style-name="T8">→ </text:span><text:span text:style-name="T9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80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8" office:value-type="string" calcext:value-type="string">
            <text:p><text:span text:style-name="T10">→Egy  misztikus/harci képzettség értéke legfeljebb (szint+3) lehet</text:span></text:p>
            <text:p><text:span text:style-name="T10">→Egy  NEM misztikus/harci képzettség értéke legfeljebb (szint+8) lehet</text:span></text:p>
            <text:p><text:span text:style-name="T1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8">→</text:span><text:span text:style-name="T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8">→</text:span><text:span text:style-name="T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80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9" office:value-type="string" calcext:value-type="string">
            <text:p><text:span text:style-name="T11">→</text:span><text:span text:style-name="T12">Vannak egy és többfokú fortélyok. Minden fok </text:span><text:span text:style-name="T13">15KP</text:span><text:span text:style-name="T12">-ba kerül és követelményei vannak.</text:span></text:p>
            <text:p><text:span text:style-name="T11">→</text:span><text:span text:style-name="T12">Több fokú Fortélyoknál szintenként csak egy fokot lehet fejlődni akkor is, ha lenne elég KP több fokra is! Ez alól kivétel az 1. szint (karakteralkotás).</text:span></text:p>
            <text:p><text:span text:style-name="T11">→</text:span><text:span text:style-name="T12">Egy szintlépés alkalmával nem vehető fel két olyan Fortély, amely ugyanazt a jellemzőt/képzettséget, stb módosít.</text:span></text:p>
            <text:p><text:span text:style-name="T11">→</text:span><text:span text:style-name="T1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2" table:number-columns-repeated="256"/>
        </table:table-row>
        <table:table-row table:style-name="ro13">
          <table:table-cell table:style-name="ce1080" office:value-type="string" calcext:value-type="string">
            <text:p>Harcérték módosítók (HM)</text:p>
            <text:p/>
          </table:table-cell>
          <table:table-cell table:style-name="ce1082"/>
          <table:table-cell table:number-columns-repeated="254"/>
        </table:table-row>
        <table:table-row table:style-name="ro17">
          <table:table-cell/>
          <table:table-cell table:style-name="ce1102" office:value-type="string" calcext:value-type="string">
            <text:p><text:span text:style-name="T14">→</text:span><text:span text:style-name="T15">1HM/CM = 5 KP</text:span></text:p>
            <text:p><text:span text:style-name="T14">→</text:span><text:span text:style-name="T15">max 8 HM/szint   </text:span><text:span text:style-name="T16">(HM = közelharci HM, amibe a TÉ és VÉ tartozik bele)</text:span></text:p>
            <text:p><text:span text:style-name="T14">→</text:span><text:span text:style-name="T15">max 4 CM/szint   </text:span><text:span text:style-name="T16">(CM = Célzóérték Módosító, ami a CÉ-re fordítható harcértékmódosítót jelöli)</text:span></text:p>
            <text:p/>
            <text:p><text:span text:style-name="T1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02"/>
          <table:table-cell table:number-columns-repeated="254"/>
        </table:table-row>
        <table:table-row table:style-name="ro18">
          <table:table-cell table:style-name="ce1079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102" office:value-type="string" calcext:value-type="string">
            <text:p><text:span text:style-name="T14">→</text:span><text:span text:style-name="T15">Mágikus tradíciók: Átfogó képzettségek (csak 1x vehetőek fel) és követelményeik vannak (van amelyik, csak 1.szinten vehető fel).  </text:span><text:span text:style-name="T16">(Például: Magasmágia, Vulgármágia, stb.)</text:span></text:p>
            <text:p><text:span text:style-name="T14">→</text:span><text:span text:style-name="T1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7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8" office:value-type="string" calcext:value-type="string">
            <text:p><text:span text:style-name="T10">→Pszí-alkalmazás: 4 fokú fortély egyre erősebb követelményekkel. Az alkalmazás fokát adja, nélküle nem lehet ψ iskolát tanulni.</text:span></text:p>
            <text:p><text:span text:style-name="T1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84"/>
          <table:table-cell table:style-name="ce1115"/>
          <table:table-cell table:style-name="ce1084" table:number-columns-repeated="254"/>
        </table:table-row>
        <table:table-row table:style-name="ro1">
          <table:table-cell table:style-name="ce1085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116" office:value-type="string" calcext:value-type="string">
            <text:p><text:span text:style-name="T14">→pl. lábsöprés, lefegyverzés, átdobás</text:span></text:p>
            <text:p><text:span text:style-name="T14">→Kivételek, mert </text:span><text:span text:style-name="T18">NEM</text:span><text:span text:style-name="T14"> KP-ba, hanem Manőverfejlesztő Pontba (MFP) kerülnek, amit automatikusan kap a játékos (több fokkal is fejleszthetőek egyes manőverek!)</text:span></text:p>
            <text:p><text:span text:style-name="T14">  (ΣMFP = összes nem távolsági harcmodor szintjének összege) </text:span></text:p>
            <text:p><text:span text:style-name="T1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119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118" office:value-type="string" calcext:value-type="string">
            <text:p>V7.8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127" table:number-columns-repeated="1023"/>
        </table:table-row>
        <table:table-row table:style-name="ro1">
          <table:table-cell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7.1</text:p>
          </table:table-cell>
          <table:table-cell table:style-name="ce1127" table:number-columns-repeated="1023"/>
        </table:table-row>
        <table:table-row table:style-name="ro1">
          <table:table-cell table:style-name="ce1120" office:value-type="string" calcext:value-type="string">
            <text:p>* Fix: Tradíció képzettség KP-i nem számítottak bele a primer költésbe (rossz cellahivatkozás)</text:p>
          </table:table-cell>
          <table:table-cell table:style-name="ce1128" table:number-columns-repeated="1023"/>
        </table:table-row>
        <table:table-row table:style-name="ro1">
          <table:table-cell table:style-name="ce1118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7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127" table:number-columns-repeated="1023"/>
        </table:table-row>
        <table:table-row table:style-name="ro1">
          <table:table-cell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6.1</text:p>
          </table:table-cell>
          <table:table-cell table:style-name="ce1127" table:number-columns-repeated="1023"/>
        </table:table-row>
        <table:table-row table:style-name="ro1">
          <table:table-cell table:style-name="ce1121" office:value-type="string" calcext:value-type="string">
            <text:p>* Mágia_Pszi fülről az Érzékek eltűntetése</text:p>
          </table:table-cell>
          <table:table-cell table:style-name="ce1127" table:number-columns-repeated="1023"/>
        </table:table-row>
        <table:table-row table:style-name="ro1">
          <table:table-cell table:style-name="ce1118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6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Összpontosítás is primer képzettség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KP táblázat fülről az Érzékek eltűntetése</text:p>
          </table:table-cell>
          <table:table-cell table:style-name="ce1127" table:number-columns-repeated="1023"/>
        </table:table-row>
        <table:table-row table:style-name="ro1">
          <table:table-cell table:style-name="ce1118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5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Észlelés revert: újra Átlagos nehézségű lett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Másfélkezes 1 kézzel forgatva: -3 Erőbónusz (azaz SP mivel 1:1 számít be)</text:p>
          </table:table-cell>
          <table:table-cell table:style-name="ce1127" table:number-columns-repeated="1023"/>
        </table:table-row>
        <table:table-row table:style-name="ro1">
          <table:table-cell table:style-name="ce1118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4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Erőbónusz 1:1 beszámít SP-be (negatív értelemben is)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Észlelés Átfogó nehézségű lett</text:p>
          </table:table-cell>
          <table:table-cell table:style-name="ce1127" table:number-columns-repeated="1023"/>
        </table:table-row>
        <table:table-row table:style-name="ro1">
          <table:table-cell table:style-name="ce1123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3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127" table:number-columns-repeated="1023"/>
        </table:table-row>
        <table:table-row table:style-name="ro1">
          <table:table-cell table:style-name="ce1118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2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127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20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4">→ </text:span><text:span text:style-name="T21">lefelé</text:span><text:span text:style-name="T14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harci és misztikus képzettségek szintje legfeljebb (szint+3) lehet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többi képzettség értéke pedig legfeljebb (szint+8) lehet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124" office:value-type="string" calcext:value-type="string">
            <text:p>* Harcmodorok szintenként már +3 TÉ/VÉ-t adnak, nem csak 2-t!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11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/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/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/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125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KP/Szint: 70 <text:s text:c="2"/>; Bónusz: +15KP/Szint (nem harci+misztikusra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22" office:value-type="string" calcext:value-type="string">
            <text:p>* Javítás: a képzettségek nem foka, hanem szintje van</text:p>
          </table:table-cell>
          <table:table-cell table:style-name="ce1129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Minden kiemelt cellához Érvényesség vizsgálat</text:p>
          </table:table-cell>
          <table:table-cell table:style-name="ce1129" table:number-columns-repeated="255"/>
          <table:table-cell table:number-columns-repeated="768"/>
        </table:table-row>
        <table:table-row table:style-name="ro1">
          <table:table-cell table:style-name="ce1122" office:value-type="string" calcext:value-type="string">
            <text:p>* Szinttúlépés ellenőrzés javítása</text:p>
          </table:table-cell>
          <table:table-cell table:style-name="ce1129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VÉGRE: A képzettségbónusz megfelelő kezelése</text:p>
          </table:table-cell>
          <table:table-cell table:style-name="ce1129" table:number-columns-repeated="255"/>
          <table:table-cell table:number-columns-repeated="768"/>
        </table:table-row>
        <table:table-row table:style-name="ro1">
          <table:table-cell table:style-name="ce1122" office:value-type="string" calcext:value-type="string">
            <text:p>* Szabályok munkalapon más betűkészlet (ékezet gondok voltak)</text:p>
          </table:table-cell>
          <table:table-cell table:style-name="ce112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1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2">→</text:span> Karakter neve, faja, vallása</text:p>
          </table:table-cell>
          <table:table-cell table:number-columns-repeated="10"/>
          <table:table-cell table:style-name="ce11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Személyiségjegyei</text:p>
          </table:table-cell>
          <table:covered-table-cell table:number-columns-repeated="10"/>
          <table:table-cell table:style-name="ce11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ommunikáció, szociális érzék</text:p>
          </table:table-cell>
          <table:covered-table-cell table:number-columns-repeated="10"/>
          <table:table-cell table:style-name="ce11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ülső</text:p>
          </table:table-cell>
          <table:covered-table-cell table:number-columns-repeated="10"/>
          <table:table-cell table:style-name="ce112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18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Cellaellenőrzések jav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9</text:p>
          </table:table-cell>
          <table:table-cell table:number-columns-repeated="1023"/>
        </table:table-row>
        <table:table-row table:style-name="ro21">
          <table:table-cell table:style-name="ce112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21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Mana korlát eltörlése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Mágia tradíciók: 50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KÉ-be ismét beszámít a TSZ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Puszta kéz értékeinek automatikus kiszám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Nincs korlátozva a max vásárolható mana pon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KP/szint: 80KP (eddig 70 volt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Hibás cellaellenőrzések jav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Hibás cellaellenőrzések jav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Fegyver táblázatba bekerült: MF oszlop (Mesterfegyver foka az adott fegyverre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style-name="ce1130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Hibás cellaellenőrzések jav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támadási típus bekerült (szúró/vágó/zúzó) a fegyverek táblázatáb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Össz ÉP kiszámolása (Harcértékek oldal alja (Sebesülés táblázat teteje)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KÉ számítás javítva + KÉ-re már nem adható HM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VÉ csökkenés plusz sor sok hellyel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CÉ-be az Önuralom számít! Javítv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Harcmodorokhoz új oszlop: Sebesség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Hibás cellaellenőrzések jav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Fájdalomtűrés próbák módosulta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Belharc harcmodor törölve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Fortély cellák átalak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KP/Szint = 70 + Intelligenci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A +6-os tulajdonságok pontértéke beírv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Tulajdonságok: Önuralom, Fogékonyság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Max egyfajta HM hiba jav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Belharc bekerült a Harcmodorok közé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26" office:value-type="string" calcext:value-type="string">
            <text:p>* 1ψP = 2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1 MP = 3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table:number-columns-repeated="256"/>
          <table:table-cell table:number-columns-repeated="768"/>
        </table:table-row>
        <table:table-row table:style-name="ro1">
          <table:table-cell table:style-name="ce1118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Apró javításo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Hajításnak, Íjászatnak, Lövészetnek is van KÉ-je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table:number-columns-repeated="256"/>
          <table:table-cell table:number-columns-repeated="768"/>
        </table:table-row>
        <table:table-row table:style-name="ro1">
          <table:table-cell table:style-name="ce1118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26" office:value-type="string" calcext:value-type="string">
            <text:p>* Átszervezett Harcétékek oldal. Jobb helykihasználás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Külön CHM (CÉ-HM) (max 4CHM/Szint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1 CHM = 4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Egy harcérték alapra max 5/szin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5HM-&gt;3HM másra</text:p>
          </table:table-cell>
          <table:table-cell table:style-name="ce1131" office:value-type="string" calcext:value-type="string">
            <text:p>Még nincs megvalósítva!!!</text:p>
          </table:table-cell>
          <table:table-cell/>
          <table:table-cell table:style-name="ce1126" table:number-columns-repeated="253"/>
          <table:table-cell table:number-columns-repeated="768"/>
        </table:table-row>
        <table:table-row table:style-name="ro1">
          <table:table-cell table:style-name="ce1126" office:value-type="string" calcext:value-type="string">
            <text:p>* 4HM-&gt;2HM másra</text:p>
          </table:table-cell>
          <table:table-cell table:style-name="ce1131" office:value-type="string" calcext:value-type="string">
            <text:p>Még nincs megvalósítva!!!</text:p>
          </table:table-cell>
          <table:table-cell/>
          <table:table-cell table:style-name="ce1126" table:number-columns-repeated="253"/>
          <table:table-cell table:number-columns-repeated="768"/>
        </table:table-row>
        <table:table-row table:style-name="ro1">
          <table:table-cell table:style-name="ce1126" office:value-type="string" calcext:value-type="string">
            <text:p>* 3HM-&gt;1HM másra</text:p>
          </table:table-cell>
          <table:table-cell table:style-name="ce1131" office:value-type="string" calcext:value-type="string">
            <text:p>Még nincs megvalósítva!!!</text:p>
          </table:table-cell>
          <table:table-cell/>
          <table:table-cell table:style-name="ce1126" table:number-columns-repeated="253"/>
          <table:table-cell table:number-columns-repeated="768"/>
        </table:table-row>
        <table:table-row table:style-name="ro1">
          <table:table-cell table:style-name="ce1126" table:number-columns-repeated="2"/>
          <table:table-cell table:style-name="ce1131"/>
          <table:table-cell table:style-name="ce1126" table:number-columns-repeated="253"/>
          <table:table-cell table:number-columns-repeated="768"/>
        </table:table-row>
        <table:table-row table:style-name="ro1">
          <table:table-cell table:style-name="ce1118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26" office:value-type="string" calcext:value-type="string">
            <text:p>* Pszí bekerült, 1 HM=4KP, Max HM/szint=8, 1MP=4KP, 1Pp=4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table:number-columns-repeated="256"/>
          <table:table-cell table:number-columns-repeated="768"/>
        </table:table-row>
        <table:table-row table:style-name="ro1">
          <table:table-cell table:style-name="ce1118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26" office:value-type="string" calcext:value-type="string">
            <text:p>* Javítások, Fortélyok táblázat átrendezése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table:number-columns-repeated="256"/>
          <table:table-cell table:number-columns-repeated="768"/>
        </table:table-row>
        <table:table-row table:style-name="ro1">
          <table:table-cell table:style-name="ce1118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26" office:value-type="string" calcext:value-type="string">
            <text:p>* Fegyverek harcértékei, Teljes fegyveres harcértékek táblázat bekerül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Életerő táblázat bekerül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Pajzsok, vértek, SFÉ tábláza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Mágia és Pszi fül: egyszerűbb, átláthatóbb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Élőfej és élőláb kikapcs, ez plusz hely.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table:number-columns-repeated="256"/>
          <table:table-cell table:number-columns-repeated="768"/>
        </table:table-row>
        <table:table-row table:style-name="ro1">
          <table:table-cell table:style-name="ce1118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Teljes átstruktúrálás, hogy nyomtatható legyen, ne lógjon ki 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sehol a nyomtatási képből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18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18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14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32"/>
          <table:table-cell table:style-name="ce1135" office:value-type="string" calcext:value-type="string">
            <text:p>Fegyver</text:p>
          </table:table-cell>
          <table:table-cell table:style-name="ce1147" office:value-type="string" calcext:value-type="string">
            <text:p>Típus</text:p>
          </table:table-cell>
          <table:table-cell table:style-name="ce1135" office:value-type="string" calcext:value-type="string">
            <text:p>SP</text:p>
          </table:table-cell>
          <table:table-cell table:style-name="ce1168" office:value-type="string" calcext:value-type="string">
            <text:p>Sebzés módja</text:p>
          </table:table-cell>
          <table:table-cell table:style-name="ce1171" office:value-type="string" calcext:value-type="string">
            <text:p>Átütés</text:p>
          </table:table-cell>
          <table:table-cell table:style-name="ce1171" office:value-type="string" calcext:value-type="string">
            <text:p>Íves</text:p>
          </table:table-cell>
          <table:table-cell table:style-name="ce1173" office:value-type="string" calcext:value-type="string">
            <text:p>1,5 kezes</text:p>
          </table:table-cell>
          <table:table-cell table:style-name="ce1171" office:value-type="string" calcext:value-type="string">
            <text:p>Pengehossz</text:p>
          </table:table-cell>
          <table:table-cell table:style-name="ce1171" office:value-type="string" calcext:value-type="string">
            <text:p>KÉ</text:p>
          </table:table-cell>
          <table:table-cell table:style-name="ce1171" office:value-type="string" calcext:value-type="string">
            <text:p>TÉ</text:p>
          </table:table-cell>
          <table:table-cell table:style-name="ce1171" office:value-type="string" calcext:value-type="string">
            <text:p>VÉ</text:p>
          </table:table-cell>
          <table:table-cell table:style-name="ce1171" office:value-type="string" calcext:value-type="string">
            <text:p>Sebesség</text:p>
          </table:table-cell>
          <table:table-cell table:style-name="ce1147" office:value-type="string" calcext:value-type="string">
            <text:p>Harcmodor</text:p>
          </table:table-cell>
          <table:table-cell table:style-name="ce1194" office:value-type="string" calcext:value-type="string">
            <text:p>Megjegyzés</text:p>
          </table:table-cell>
          <table:table-cell table:style-name="ce1132" table:number-columns-repeated="241"/>
        </table:table-row>
        <table:table-row table:style-name="ro1">
          <table:table-cell table:style-name="ce1133" office:value-type="string" calcext:value-type="string">
            <text:p>Közelharci fegyverek</text:p>
          </table:table-cell>
          <table:table-cell table:style-name="ce1136" office:value-type="string" calcext:value-type="string">
            <text:p><text:s/>__</text:p>
          </table:table-cell>
          <table:table-cell table:style-name="ce1148"/>
          <table:table-cell table:style-name="ce1148" office:value-type="string" calcext:value-type="string">
            <text:p>x</text:p>
          </table:table-cell>
          <table:table-cell table:number-columns-repeated="2" table:style-name="ce1136" office:value-type="string" calcext:value-type="string">
            <text:p>x</text:p>
          </table:table-cell>
          <table:table-cell table:style-name="ce1136" table:number-columns-repeated="2"/>
          <table:table-cell table:number-columns-repeated="3" table:style-name="ce1136" office:value-type="string" calcext:value-type="string">
            <text:p>x</text:p>
          </table:table-cell>
          <table:table-cell table:number-columns-repeated="2" table:style-name="ce1174" office:value-type="string" calcext:value-type="string">
            <text:p>x</text:p>
          </table:table-cell>
          <table:table-cell table:style-name="ce1136" table:number-columns-repeated="2"/>
          <table:table-cell table:style-name="ce1207" table:number-columns-repeated="241"/>
        </table:table-row>
        <table:table-row table:style-name="ro22">
          <table:table-cell/>
          <table:table-cell table:style-name="ce1137" office:value-type="string" calcext:value-type="string">
            <text:p>Puszta kéz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-5" calcext:value-type="float">
            <text:p>-5</text:p>
          </table:table-cell>
          <table:table-cell table:style-name="ce1149" office:value-type="string" calcext:value-type="string">
            <text:p>Z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float" office:value="0" calcext:value-type="float">
            <text:p>0</text:p>
          </table:table-cell>
          <table:table-cell table:number-columns-repeated="3" table:style-name="ce1149" office:value-type="float" office:value="-10" calcext:value-type="float">
            <text:p>-10</text:p>
          </table:table-cell>
          <table:table-cell table:style-name="ce1149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Tő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38" office:value-type="string" calcext:value-type="string">
            <text:p>Béltépő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Dzsambi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Garott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string" calcext:value-type="string">
            <text:p>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spec.</text:p>
          </table:table-cell>
          <table:table-cell table:number-columns-repeated="3"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-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risz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string" calcext:value-type="string">
            <text:p>+3/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Levéltőr</text:p>
          </table:table-cell>
          <table:table-cell table:style-name="ce115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Markolatgomb</text:p>
          </table:table-cell>
          <table:table-cell table:style-name="ce115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float" office:value="0" calcext:value-type="float">
            <text:p>0</text:p>
          </table:table-cell>
          <table:table-cell table:number-columns-repeated="3" table:style-name="ce1160" office:value-type="float" office:value="-7" calcext:value-type="float">
            <text:p>-7</text:p>
          </table:table-cell>
          <table:table-cell table:style-name="ce116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Méregfog</text:p>
          </table:table-cell>
          <table:table-cell table:style-name="ce115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1" calcext:value-type="float">
            <text:p>1</text:p>
          </table:table-cell>
          <table:table-cell table:number-columns-repeated="2" table:style-name="ce1160" office:value-type="float" office:value="3" calcext:value-type="float">
            <text:p>3</text:p>
          </table:table-cell>
          <table:table-cell table:style-name="ce1160"/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Pugos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Ramier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3" calcext:value-type="float">
            <text:p>3</text:p>
          </table:table-cell>
          <table:table-cell table:number-columns-repeated="3"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Tőr, hárít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6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Tőr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Tőr, ököl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/>
          <table:table-cell table:number-columns-repeated="241"/>
        </table:table-row>
        <table:table-row table:style-name="ro1">
          <table:table-cell/>
          <table:table-cell table:style-name="ce1139" office:value-type="string" calcext:value-type="string">
            <text:p>Tőr, páncélszúró</text:p>
          </table:table-cell>
          <table:table-cell table:style-name="ce1151" office:value-type="string" calcext:value-type="string">
            <text:p>egykezes</text:p>
          </table:table-cell>
          <table:table-cell table:style-name="ce1151" office:value-type="float" office:value="1" calcext:value-type="float">
            <text:p>1</text:p>
          </table:table-cell>
          <table:table-cell table:style-name="ce1151" office:value-type="string" calcext:value-type="string">
            <text:p>S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0" calcext:value-type="float">
            <text:p>0</text:p>
          </table:table-cell>
          <table:table-cell table:style-name="ce1151"/>
          <table:table-cell table:style-name="ce1151" office:value-type="string" calcext:value-type="string">
            <text:p>1 penge</text:p>
          </table:table-cell>
          <table:table-cell table:style-name="ce1151" office:value-type="float" office:value="4" calcext:value-type="float">
            <text:p>4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4" calcext:value-type="float">
            <text:p>4</text:p>
          </table:table-cell>
          <table:table-cell table:style-name="ce1151"/>
          <table:table-cell table:style-name="ce1191" office:value-type="string" calcext:value-type="string">
            <text:p>közelharc</text:p>
          </table:table-cell>
          <table:table-cell table:style-name="ce119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Tőr, Sla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/>
          <table:table-cell table:number-columns-repeated="241"/>
        </table:table-row>
        <table:table-row table:style-name="ro1">
          <table:table-cell table:style-name="ce452"/>
          <table:table-cell table:style-name="ce1140" office:value-type="string" calcext:value-type="string">
            <text:p>Vasököl / páncélkesztyű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0" calcext:value-type="float">
            <text:p>0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52"/>
          <table:table-cell table:style-name="ce1152" office:value-type="float" office:value="0" calcext:value-type="float">
            <text:p>0</text:p>
          </table:table-cell>
          <table:table-cell table:number-columns-repeated="3" table:style-name="ce1152" office:value-type="float" office:value="-7" calcext:value-type="float">
            <text:p>-7</text:p>
          </table:table-cell>
          <table:table-cell table:style-name="ce1152" office:value-type="float" office:value="5" calcext:value-type="float">
            <text:p>5</text:p>
          </table:table-cell>
          <table:table-cell table:style-name="ce1192" office:value-type="string" calcext:value-type="string">
            <text:p>közelharc</text:p>
          </table:table-cell>
          <table:table-cell table:style-name="ce1198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4">
          <table:table-cell table:style-name="ce1133" office:value-type="string" calcext:value-type="string">
            <text:p>Kardvívó fegyverek</text:p>
          </table:table-cell>
          <table:table-cell table:style-name="ce1137" office:value-type="string" calcext:value-type="string">
            <text:p>Kard, dzsenn szablya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V/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8" calcext:value-type="float">
            <text:p>8</text:p>
          </table:table-cell>
          <table:table-cell table:number-columns-repeated="2" table:style-name="ce1149" office:value-type="float" office:value="15" calcext:value-type="float">
            <text:p>15</text:p>
          </table:table-cell>
          <table:table-cell table:style-name="ce1149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19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emreli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number-columns-repeated="2" table:style-name="ce1150" office:value-type="float" office:value="13" calcext:value-type="float">
            <text:p>13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/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ard, fejvadász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ard, handzsá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hiequa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S/V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hosszú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69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Kard, jatagá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69" office:value-type="string" calcext:value-type="string">
            <text:p><text:span text:style-name="T23"> </text:span><text:span text:style-name="T24">V/S</text:span>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a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2 penge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20" calcext:value-type="float">
            <text:p>20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8" calcext:value-type="float">
            <text:p>8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khossa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69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5" calcext:value-type="float">
            <text:p>5</text:p>
          </table:table-cell>
          <table:table-cell table:number-columns-repeated="2" table:style-name="ce1150" office:value-type="float" office:value="11" calcext:value-type="float">
            <text:p>11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La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72" office:value-type="float" office:value="0" calcext:value-type="float">
            <text:p>0</text:p>
          </table:table-cell>
          <table:table-cell table:style-name="ce1172"/>
          <table:table-cell table:style-name="ce1151" table:number-columns-repeated="5"/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lovag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1138" office:value-type="string" calcext:value-type="string">
            <text:p>Kard, másfél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Kard, mester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8" calcext:value-type="float">
            <text:p>18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Pu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72" office:value-type="float" office:value="0" calcext:value-type="float">
            <text:p>0</text:p>
          </table:table-cell>
          <table:table-cell table:style-name="ce1172"/>
          <table:table-cell table:style-name="ce1151" table:number-columns-repeated="5"/>
          <table:table-cell table:style-name="ce1191" office:value-type="string" calcext:value-type="string">
            <text:p>kardvívás</text:p>
          </table:table-cell>
          <table:table-cell table:style-name="ce119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ard, Slan 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9" calcext:value-type="float">
            <text:p>19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Slan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11" calcext:value-type="float">
            <text:p>11</text:p>
          </table:table-cell>
          <table:table-cell table:number-columns-repeated="2"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ard, Slan csata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2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23" calcext:value-type="float">
            <text:p>23</text:p>
          </table:table-cell>
          <table:table-cell table:style-name="ce1150" office:value-type="float" office:value="17" calcext:value-type="float">
            <text:p>17</text:p>
          </table:table-cell>
          <table:table-cell table:style-name="ce1150" office:value-type="float" office:value="8" calcext:value-type="float">
            <text:p>8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Kard, szably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Mara-sequor </text:p>
          </table:table-cell>
          <table:table-cell table:style-name="ce1150" office:value-type="string" calcext:value-type="string">
            <text:p>két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/>
          <table:table-cell table:style-name="ce1150" office:value-type="float" office:value="1" calcext:value-type="float">
            <text:p>1</text:p>
          </table:table-cell>
          <table:table-cell table:style-name="ce1151" table:number-columns-repeated="5"/>
          <table:table-cell table:style-name="ce1191" office:value-type="string" calcext:value-type="string">
            <text:p>kardvívás</text:p>
          </table:table-cell>
          <table:table-cell table:style-name="ce119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Meneth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191" office:value-type="string" calcext:value-type="string">
            <text:p>kardvív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Predoci egyeneskard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191" office:value-type="string" calcext:value-type="string">
            <text:p>kardvív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Sequor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191" office:value-type="string" calcext:value-type="string">
            <text:p>kardvívás</text:p>
          </table:table-cell>
          <table:table-cell table:style-name="ce1200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2"/>
          <table:table-cell table:style-name="ce1140" office:value-type="string" calcext:value-type="string">
            <text:p>Tőrkard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2" calcext:value-type="float">
            <text:p>2</text:p>
          </table:table-cell>
          <table:table-cell table:style-name="ce1152" office:value-type="string" calcext:value-type="string">
            <text:p>S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52"/>
          <table:table-cell table:style-name="ce1152" office:value-type="string" calcext:value-type="string">
            <text:p>1 penge</text:p>
          </table:table-cell>
          <table:table-cell table:style-name="ce1152" office:value-type="float" office:value="6" calcext:value-type="float">
            <text:p>6</text:p>
          </table:table-cell>
          <table:table-cell table:number-columns-repeated="2" table:style-name="ce1152" office:value-type="float" office:value="12" calcext:value-type="float">
            <text:p>12</text:p>
          </table:table-cell>
          <table:table-cell table:style-name="ce1152" office:value-type="float" office:value="5" calcext:value-type="float">
            <text:p>5</text:p>
          </table:table-cell>
          <table:table-cell table:style-name="ce1192" office:value-type="string" calcext:value-type="string">
            <text:p>kardvívás</text:p>
          </table:table-cell>
          <table:table-cell table:style-name="ce119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133" office:value-type="string" calcext:value-type="string">
            <text:p>Pusztító fegyverek</text:p>
          </table:table-cell>
          <table:table-cell table:style-name="ce1137" office:value-type="string" calcext:value-type="string">
            <text:p>Bot, rövid</text:p>
          </table:table-cell>
          <table:table-cell table:style-name="ce1149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191" office:value-type="string" calcext:value-type="string">
            <text:p>puszt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ot, furkó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69" office:value-type="string" calcext:value-type="string">
            <text:p>Z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7" calcext:value-type="float">
            <text:p>7</text:p>
          </table:table-cell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1" table:number-columns-repeated="3"/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lánco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3"/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shadleki</text:p>
          </table:table-cell>
          <table:table-cell table:style-name="ce1150" office:value-type="string" calcext:value-type="string">
            <text:p>??</text:p>
          </table:table-cell>
          <table:table-cell table:style-name="ce1151" table:number-columns-repeated="3"/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tolla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string" calcext:value-type="string">
            <text:p>!</text:p>
          </table:table-cell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tüské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string" calcext:value-type="string">
            <text:p>!!</text:p>
          </table:table-cell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21">
          <table:table-cell/>
          <table:table-cell table:style-name="ce1138" office:value-type="string" calcext:value-type="string">
            <text:p>Csatabárd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70" office:value-type="string" calcext:value-type="string">
            <text:p>V</text:p>
            <text:p>(néha szúrás)</text:p>
          </table:table-cell>
          <table:table-cell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Csatabá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/>
          <table:table-cell table:style-name="ce1191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Csatacsákány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S?</text:p>
          </table:table-cell>
          <table:table-cell table:style-name="ce1150" office:value-type="string" calcext:value-type="string">
            <text:p>10 !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/>
          <table:table-cell table:style-name="ce1191" office:value-type="string" calcext:value-type="string">
            <text:p>pusztítás</text:p>
          </table:table-cell>
          <table:table-cell table:style-name="ce11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Cséphadaró</text:p>
          </table:table-cell>
          <table:table-cell table:style-name="ce1150" office:value-type="string" calcext:value-type="string">
            <text:p>kétkezes</text:p>
          </table:table-cell>
          <table:table-cell table:style-name="ce1151" table:number-columns-repeated="2"/>
          <table:table-cell table:number-columns-repeated="2"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140" office:value-type="string" calcext:value-type="string">
            <text:p>Harci kalapács</text:p>
          </table:table-cell>
          <table:table-cell table:style-name="ce1152" office:value-type="string" calcext:value-type="string">
            <text:p>??</text:p>
          </table:table-cell>
          <table:table-cell table:style-name="ce1162" table:number-columns-repeated="3"/>
          <table:table-cell table:style-name="ce1162" office:value-type="float" office:value="0" calcext:value-type="float">
            <text:p>0</text:p>
          </table:table-cell>
          <table:table-cell table:style-name="ce1162" table:number-columns-repeated="6"/>
          <table:table-cell table:style-name="ce1192" office:value-type="string" calcext:value-type="string">
            <text:p>pusztítás</text:p>
          </table:table-cell>
          <table:table-cell table:style-name="ce1199"/>
          <table:table-cell table:style-name="ce452" table:number-columns-repeated="241"/>
        </table:table-row>
        <table:table-row table:style-name="ro1">
          <table:table-cell table:style-name="ce1133" office:value-type="string" calcext:value-type="string">
            <text:p>Lándzsavívó fegyverek</text:p>
          </table:table-cell>
          <table:table-cell table:style-name="ce1137" office:value-type="string" calcext:value-type="string">
            <text:p>Alabárd</text:p>
          </table:table-cell>
          <table:table-cell table:style-name="ce1149" office:value-type="string" calcext:value-type="string">
            <text:p>kétkezes</text:p>
          </table:table-cell>
          <table:table-cell table:style-name="ce1161" table:number-columns-repeated="10"/>
          <table:table-cell table:style-name="ce1191" office:value-type="string" calcext:value-type="string">
            <text:p>lándzsavívás</text:p>
          </table:table-cell>
          <table:table-cell table:style-name="ce120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ot, hosszú</text:p>
          </table:table-cell>
          <table:table-cell table:style-name="ce1150" office:value-type="string" calcext:value-type="string">
            <text:p>kétkezes</text:p>
          </table:table-cell>
          <table:table-cell table:style-name="ce1151"/>
          <table:table-cell table:style-name="ce1150" office:value-type="string" calcext:value-type="string">
            <text:p>Z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1" table:number-columns-repeated="5"/>
          <table:table-cell table:style-name="ce119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8" office:value-type="string" calcext:value-type="string">
            <text:p>Lándzsa</text:p>
          </table:table-cell>
          <table:table-cell table:style-name="ce1150" office:value-type="string" calcext:value-type="string">
            <text:p>kétkezes</text:p>
          </table:table-cell>
          <table:table-cell table:style-name="ce1150"/>
          <table:table-cell table:style-name="ce1150" office:value-type="string" calcext:value-type="string">
            <text:p>S</text:p>
          </table:table-cell>
          <table:table-cell table:style-name="ce1151"/>
          <table:table-cell table:style-name="ce1151" office:value-type="float" office:value="0" calcext:value-type="float">
            <text:p>0</text:p>
          </table:table-cell>
          <table:table-cell table:style-name="ce1151"/>
          <table:table-cell table:style-name="ce1150" office:value-type="string" calcext:value-type="string">
            <text:p>3 penge</text:p>
          </table:table-cell>
          <table:table-cell table:style-name="ce1150" office:value-type="float" office:value="12" calcext:value-type="float">
            <text:p>12</text:p>
          </table:table-cell>
          <table:table-cell table:number-columns-repeated="2" table:style-name="ce1150" office:value-type="float" office:value="24" calcext:value-type="float">
            <text:p>24</text:p>
          </table:table-cell>
          <table:table-cell table:style-name="ce1150"/>
          <table:table-cell table:style-name="ce119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8" office:value-type="string" calcext:value-type="string">
            <text:p>Pika</text:p>
          </table:table-cell>
          <table:table-cell table:style-name="ce1150" office:value-type="string" calcext:value-type="string">
            <text:p>kétkezes</text:p>
          </table:table-cell>
          <table:table-cell table:style-name="ce1151"/>
          <table:table-cell table:style-name="ce1151" office:value-type="string" calcext:value-type="string">
            <text:p>S</text:p>
          </table:table-cell>
          <table:table-cell table:style-name="ce1151"/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8" office:value-type="string" calcext:value-type="string">
            <text:p>Szigony, egykeze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3"/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140" office:value-type="string" calcext:value-type="string">
            <text:p>Szigony, kétkezes</text:p>
          </table:table-cell>
          <table:table-cell table:style-name="ce1152" office:value-type="string" calcext:value-type="string">
            <text:p>kétkezes</text:p>
          </table:table-cell>
          <table:table-cell table:style-name="ce1162" table:number-columns-repeated="3"/>
          <table:table-cell table:style-name="ce1162" office:value-type="float" office:value="0" calcext:value-type="float">
            <text:p>0</text:p>
          </table:table-cell>
          <table:table-cell table:style-name="ce1162" table:number-columns-repeated="6"/>
          <table:table-cell table:style-name="ce1192" office:value-type="string" calcext:value-type="string">
            <text:p>lándzsavívás</text:p>
          </table:table-cell>
          <table:table-cell table:style-name="ce45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34"/>
          <table:table-cell table:style-name="ce1134" office:value-type="string" calcext:value-type="string">
            <text:p>Fegyver</text:p>
          </table:table-cell>
          <table:table-cell table:style-name="ce1153" office:value-type="string" calcext:value-type="string">
            <text:p>Forgatás módja</text:p>
          </table:table-cell>
          <table:table-cell table:style-name="ce1134" office:value-type="string" calcext:value-type="string">
            <text:p>SP</text:p>
          </table:table-cell>
          <table:table-cell table:style-name="ce1153" office:value-type="string" calcext:value-type="string">
            <text:p>Sebzés módja</text:p>
          </table:table-cell>
          <table:table-cell table:style-name="ce1134" office:value-type="string" calcext:value-type="string">
            <text:p>Átütés</text:p>
          </table:table-cell>
          <table:table-cell table:style-name="ce1134" table:number-columns-repeated="2"/>
          <table:table-cell table:style-name="ce1134" office:value-type="string" calcext:value-type="string">
            <text:p>KÉ</text:p>
          </table:table-cell>
          <table:table-cell table:style-name="ce1134" office:value-type="string" calcext:value-type="string">
            <text:p>CÉ</text:p>
          </table:table-cell>
          <table:table-cell table:style-name="ce1134" office:value-type="string" calcext:value-type="string">
            <text:p>Osztó</text:p>
          </table:table-cell>
          <table:table-cell table:style-name="ce1134" office:value-type="string" calcext:value-type="string">
            <text:p>Hatótáv</text:p>
          </table:table-cell>
          <table:table-cell table:style-name="ce1184" office:value-type="string" calcext:value-type="string">
            <text:p>Sebesség</text:p>
          </table:table-cell>
          <table:table-cell table:style-name="ce1134" office:value-type="string" calcext:value-type="string">
            <text:p>Harcmodor</text:p>
          </table:table-cell>
          <table:table-cell table:style-name="ce1134" table:number-columns-repeated="242"/>
        </table:table-row>
        <table:table-row table:style-name="ro1">
          <table:table-cell table:style-name="ce1133" office:value-type="string" calcext:value-type="string">
            <text:p>Szál-hajítófegyverek</text:p>
          </table:table-cell>
          <table:table-cell table:style-name="ce1141" office:value-type="string" calcext:value-type="string">
            <text:p><text:s/>__</text:p>
          </table:table-cell>
          <table:table-cell table:number-columns-repeated="2" table:style-name="ce1154" office:value-type="string" calcext:value-type="string">
            <text:p>x</text:p>
          </table:table-cell>
          <table:table-cell table:number-columns-repeated="2" table:style-name="ce1141" office:value-type="string" calcext:value-type="string">
            <text:p>x</text:p>
          </table:table-cell>
          <table:table-cell table:style-name="ce1141" table:number-columns-repeated="2"/>
          <table:table-cell table:number-columns-repeated="3" table:style-name="ce1141" office:value-type="string" calcext:value-type="string">
            <text:p>x</text:p>
          </table:table-cell>
          <table:table-cell table:style-name="ce1141"/>
          <table:table-cell table:style-name="ce1155" office:value-type="string" calcext:value-type="string">
            <text:p>x</text:p>
          </table:table-cell>
          <table:table-cell table:style-name="ce1193" office:value-type="string" calcext:value-type="string">
            <text:p>x</text:p>
          </table:table-cell>
          <table:table-cell/>
          <table:table-cell table:style-name="ce1207" table:number-columns-repeated="241"/>
        </table:table-row>
        <table:table-row table:style-name="ro1">
          <table:table-cell/>
          <table:table-cell table:style-name="ce1142" office:value-type="string" calcext:value-type="string">
            <text:p>Könnyű kopja</text:p>
          </table:table-cell>
          <table:table-cell table:style-name="ce1155" office:value-type="string" calcext:value-type="string">
            <text:p>kétkezes</text:p>
          </table:table-cell>
          <table:table-cell table:style-name="ce1163"/>
          <table:table-cell table:style-name="ce1156" table:number-columns-repeated="6"/>
          <table:table-cell table:style-name="ce1142" office:value-type="float" office:value="1" calcext:value-type="float">
            <text:p>1</text:p>
          </table:table-cell>
          <table:table-cell table:style-name="ce1179" office:value-type="string" calcext:value-type="string">
            <text:p>60m</text:p>
          </table:table-cell>
          <table:table-cell table:style-name="ce1185" office:value-type="float" office:value="9" calcext:value-type="float">
            <text:p>9</text:p>
          </table:table-cell>
          <table:table-cell table:style-name="ce1191" office:value-type="string" calcext:value-type="string">
            <text:p>hajítás</text:p>
          </table:table-cell>
          <table:table-cell table:style-name="ce1202" office:value-type="string" calcext:value-type="string">
            <text:p>Követelmény: Erő +3</text:p>
          </table:table-cell>
          <table:table-cell table:style-name="ce1208" table:number-columns-repeated="241"/>
        </table:table-row>
        <table:table-row table:style-name="ro1">
          <table:table-cell/>
          <table:table-cell table:style-name="ce1142" office:value-type="string" calcext:value-type="string">
            <text:p>Lándzsa</text:p>
          </table:table-cell>
          <table:table-cell table:style-name="ce1156" table:number-columns-repeated="8"/>
          <table:table-cell table:style-name="ce1142" office:value-type="float" office:value="1" calcext:value-type="float">
            <text:p>1</text:p>
          </table:table-cell>
          <table:table-cell table:style-name="ce1179" office:value-type="string" calcext:value-type="string">
            <text:p>60m</text:p>
          </table:table-cell>
          <table:table-cell table:style-name="ce1186" office:value-type="float" office:value="8" calcext:value-type="float">
            <text:p>8</text:p>
          </table:table-cell>
          <table:table-cell table:style-name="ce1191" office:value-type="string" calcext:value-type="string">
            <text:p>hajítás</text:p>
          </table:table-cell>
          <table:table-cell table:style-name="ce120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143" office:value-type="string" calcext:value-type="string">
            <text:p>Dárda, hajító</text:p>
          </table:table-cell>
          <table:table-cell table:style-name="ce1157"/>
          <table:table-cell table:style-name="ce1157" office:value-type="string" calcext:value-type="string">
            <text:p>a</text:p>
          </table:table-cell>
          <table:table-cell table:style-name="ce1157" table:number-columns-repeated="6"/>
          <table:table-cell table:style-name="ce1143" office:value-type="float" office:value="2" calcext:value-type="float">
            <text:p>2</text:p>
          </table:table-cell>
          <table:table-cell table:style-name="ce1180" office:value-type="string" calcext:value-type="string">
            <text:p>60m</text:p>
          </table:table-cell>
          <table:table-cell table:style-name="ce1187" office:value-type="float" office:value="7" calcext:value-type="float">
            <text:p>7</text:p>
          </table:table-cell>
          <table:table-cell table:style-name="ce1192" office:value-type="string" calcext:value-type="string">
            <text:p>hajítás</text:p>
          </table:table-cell>
          <table:table-cell table:style-name="ce1203" office:value-type="string" calcext:value-type="string">
            <text:p>Követelmény: Erő +0</text:p>
          </table:table-cell>
          <table:table-cell table:style-name="ce452" table:number-columns-repeated="241"/>
        </table:table-row>
        <table:table-row table:style-name="ro1">
          <table:table-cell table:style-name="ce1133" office:value-type="string" calcext:value-type="string">
            <text:p>Hajítófegyverek</text:p>
          </table:table-cell>
          <table:table-cell table:style-name="ce1144" office:value-type="string" calcext:value-type="string">
            <text:p>Bola</text:p>
          </table:table-cell>
          <table:table-cell table:style-name="ce1144" office:value-type="string" calcext:value-type="string">
            <text:p>egykezes</text:p>
          </table:table-cell>
          <table:table-cell table:style-name="ce1164" office:value-type="float" office:value="2" calcext:value-type="float">
            <text:p>2</text:p>
          </table:table-cell>
          <table:table-cell table:style-name="ce1164" office:value-type="string" calcext:value-type="string">
            <text:p>S</text:p>
          </table:table-cell>
          <table:table-cell table:style-name="ce1164" office:value-type="float" office:value="6" calcext:value-type="float">
            <text:p>6</text:p>
          </table:table-cell>
          <table:table-cell table:style-name="ce1164" table:number-columns-repeated="2"/>
          <table:table-cell table:style-name="ce1158"/>
          <table:table-cell table:style-name="ce1158" office:value-type="float" office:value="2" calcext:value-type="float">
            <text:p>2</text:p>
          </table:table-cell>
          <table:table-cell table:style-name="ce1144" office:value-type="float" office:value="1" calcext:value-type="float">
            <text:p>1</text:p>
          </table:table-cell>
          <table:table-cell table:style-name="ce1181" office:value-type="string" calcext:value-type="string">
            <text:p>20m</text:p>
          </table:table-cell>
          <table:table-cell table:style-name="ce1188" office:value-type="float" office:value="6" calcext:value-type="float">
            <text:p>6</text:p>
          </table:table-cell>
          <table:table-cell table:style-name="ce1191" office:value-type="string" calcext:value-type="string">
            <text:p>haj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Hajítóbárd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4" calcext:value-type="float">
            <text:p>4</text:p>
          </table:table-cell>
          <table:table-cell table:style-name="ce1145" office:value-type="float" office:value="1" calcext:value-type="float">
            <text:p>1</text:p>
          </table:table-cell>
          <table:table-cell table:style-name="ce1182" office:value-type="string" calcext:value-type="string">
            <text:p>20m</text:p>
          </table:table-cell>
          <table:table-cell table:style-name="ce1189" office:value-type="float" office:value="5" calcext:value-type="float">
            <text:p>5</text:p>
          </table:table-cell>
          <table:table-cell table:style-name="ce1191" office:value-type="string" calcext:value-type="string">
            <text:p>hajítás</text:p>
          </table:table-cell>
          <table:table-cell table:style-name="ce120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Hajítótőr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string" calcext:value-type="string">
            <text:p>S</text:p>
          </table:table-cell>
          <table:table-cell table:style-name="ce1165" table:number-columns-repeated="4"/>
          <table:table-cell table:style-name="ce1165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82" office:value-type="string" calcext:value-type="string">
            <text:p>15m</text:p>
          </table:table-cell>
          <table:table-cell table:style-name="ce1189" office:value-type="float" office:value="6" calcext:value-type="float">
            <text:p>6</text:p>
          </table:table-cell>
          <table:table-cell table:style-name="ce1191" office:value-type="string" calcext:value-type="string">
            <text:p>hajítás</text:p>
          </table:table-cell>
          <table:table-cell table:style-name="ce120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7"> </text:span><text:span text:style-name="T28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ő, alma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82" office:value-type="string" calcext:value-type="string">
            <text:p>20m</text:p>
          </table:table-cell>
          <table:table-cell table:style-name="ce1189" office:value-type="float" office:value="7" calcext:value-type="float">
            <text:p>7</text:p>
          </table:table-cell>
          <table:table-cell table:style-name="ce1191" office:value-type="string" calcext:value-type="string">
            <text:p>hajítás</text:p>
          </table:table-cell>
          <table:table-cell table:style-name="ce120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Parittya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82" office:value-type="string" calcext:value-type="string">
            <text:p>70m</text:p>
          </table:table-cell>
          <table:table-cell table:style-name="ce1189" office:value-type="float" office:value="5" calcext:value-type="float">
            <text:p>5</text:p>
          </table:table-cell>
          <table:table-cell table:style-name="ce1191" office:value-type="string" calcext:value-type="string">
            <text:p>hajítás</text:p>
          </table:table-cell>
          <table:table-cell table:style-name="ce120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Ramiera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1" calcext:value-type="float">
            <text:p>1</text:p>
          </table:table-cell>
          <table:table-cell table:style-name="ce1145" office:value-type="float" office:value="1" calcext:value-type="float">
            <text:p>1</text:p>
          </table:table-cell>
          <table:table-cell table:style-name="ce1182" office:value-type="string" calcext:value-type="string">
            <text:p>10m</text:p>
          </table:table-cell>
          <table:table-cell table:style-name="ce1189" office:value-type="float" office:value="4" calcext:value-type="float">
            <text:p>4</text:p>
          </table:table-cell>
          <table:table-cell table:style-name="ce1191" office:value-type="string" calcext:value-type="string">
            <text:p>hajítás</text:p>
          </table:table-cell>
          <table:table-cell table:style-name="ce1203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Slan csillag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3" calcext:value-type="float">
            <text:p>3</text:p>
          </table:table-cell>
          <table:table-cell table:style-name="ce1145" office:value-type="float" office:value="1" calcext:value-type="float">
            <text:p>1</text:p>
          </table:table-cell>
          <table:table-cell table:style-name="ce1182" office:value-type="string" calcext:value-type="string">
            <text:p>15m</text:p>
          </table:table-cell>
          <table:table-cell table:style-name="ce1189" office:value-type="float" office:value="4" calcext:value-type="float">
            <text:p>4</text:p>
          </table:table-cell>
          <table:table-cell table:style-name="ce1191" office:value-type="string" calcext:value-type="string">
            <text:p>hajítás</text:p>
          </table:table-cell>
          <table:table-cell table:style-name="ce1203"/>
          <table:table-cell table:number-columns-repeated="241"/>
        </table:table-row>
        <table:table-row table:style-name="ro1">
          <table:table-cell table:style-name="ce452"/>
          <table:table-cell table:style-name="ce1146" office:value-type="string" calcext:value-type="string">
            <text:p>Tőr</text:p>
          </table:table-cell>
          <table:table-cell table:style-name="ce1146" office:value-type="string" calcext:value-type="string">
            <text:p>egykezes</text:p>
          </table:table-cell>
          <table:table-cell table:style-name="ce1166" table:number-columns-repeated="6"/>
          <table:table-cell table:style-name="ce1166" office:value-type="float" office:value="2" calcext:value-type="float">
            <text:p>2</text:p>
          </table:table-cell>
          <table:table-cell table:style-name="ce1146" office:value-type="float" office:value="2" calcext:value-type="float">
            <text:p>2</text:p>
          </table:table-cell>
          <table:table-cell table:style-name="ce1183" office:value-type="string" calcext:value-type="string">
            <text:p>10m</text:p>
          </table:table-cell>
          <table:table-cell table:style-name="ce1190" office:value-type="float" office:value="3" calcext:value-type="float">
            <text:p>3</text:p>
          </table:table-cell>
          <table:table-cell table:style-name="ce1192" office:value-type="string" calcext:value-type="string">
            <text:p>hajítás</text:p>
          </table:table-cell>
          <table:table-cell table:style-name="ce1203"/>
          <table:table-cell table:style-name="ce452" table:number-columns-repeated="241"/>
        </table:table-row>
        <table:table-row table:style-name="ro1">
          <table:table-cell table:style-name="ce1133" office:value-type="string" calcext:value-type="string">
            <text:p>Egyéb hajítófegyverek</text:p>
          </table:table-cell>
          <table:table-cell table:style-name="ce1144" office:value-type="string" calcext:value-type="string">
            <text:p>Dobóháló</text:p>
          </table:table-cell>
          <table:table-cell table:style-name="ce1158" table:number-columns-repeated="7"/>
          <table:table-cell table:style-name="ce1158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81" office:value-type="string" calcext:value-type="string">
            <text:p>4m</text:p>
          </table:table-cell>
          <table:table-cell table:style-name="ce1188" office:value-type="float" office:value="2" calcext:value-type="float">
            <text:p>2</text:p>
          </table:table-cell>
          <table:table-cell table:style-name="ce1191" office:value-type="string" calcext:value-type="string">
            <text:p>hajítás</text:p>
          </table:table-cell>
          <table:table-cell table:style-name="ce120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öpeny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82" office:value-type="string" calcext:value-type="string">
            <text:p>4m</text:p>
          </table:table-cell>
          <table:table-cell table:style-name="ce1189" office:value-type="float" office:value="7" calcext:value-type="float">
            <text:p>7</text:p>
          </table:table-cell>
          <table:table-cell table:style-name="ce1191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146" office:value-type="string" calcext:value-type="string">
            <text:p>Lasszó</text:p>
          </table:table-cell>
          <table:table-cell table:style-name="ce1146" office:value-type="string" calcext:value-type="string">
            <text:p>egykezes</text:p>
          </table:table-cell>
          <table:table-cell table:style-name="ce1166" table:number-columns-repeated="6"/>
          <table:table-cell table:style-name="ce1166" office:value-type="float" office:value="0" calcext:value-type="float">
            <text:p>0</text:p>
          </table:table-cell>
          <table:table-cell table:style-name="ce1146" office:value-type="float" office:value="1" calcext:value-type="float">
            <text:p>1</text:p>
          </table:table-cell>
          <table:table-cell table:style-name="ce1183" office:value-type="string" calcext:value-type="string">
            <text:p>10m</text:p>
          </table:table-cell>
          <table:table-cell table:style-name="ce1190" office:value-type="float" office:value="4" calcext:value-type="float">
            <text:p>4</text:p>
          </table:table-cell>
          <table:table-cell table:style-name="ce1192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133" office:value-type="string" calcext:value-type="string">
            <text:p>Íjász lőfegyverek</text:p>
          </table:table-cell>
          <table:table-cell table:style-name="ce1144" office:value-type="string" calcext:value-type="string">
            <text:p>Rövid íj</text:p>
          </table:table-cell>
          <table:table-cell table:style-name="ce1144" office:value-type="string" calcext:value-type="string">
            <text:p>kétkezes</text:p>
          </table:table-cell>
          <table:table-cell table:style-name="ce1158" table:number-columns-repeated="6"/>
          <table:table-cell table:style-name="ce1158" office:value-type="float" office:value="10" calcext:value-type="float">
            <text:p>10</text:p>
          </table:table-cell>
          <table:table-cell table:style-name="ce1144" office:value-type="float" office:value="2" calcext:value-type="float">
            <text:p>2</text:p>
          </table:table-cell>
          <table:table-cell table:style-name="ce1181"/>
          <table:table-cell table:style-name="ce1188" office:value-type="float" office:value="4" calcext:value-type="float">
            <text:p>4</text:p>
          </table:table-cell>
          <table:table-cell table:style-name="ce1191" office:value-type="string" calcext:value-type="string">
            <text:p>íjászat</text:p>
          </table:table-cell>
          <table:table-cell table:style-name="ce120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Hosszú íj</text:p>
          </table:table-cell>
          <table:table-cell table:style-name="ce1145" office:value-type="string" calcext:value-type="string">
            <text:p>kétkezes</text:p>
          </table:table-cell>
          <table:table-cell table:style-name="ce1165" table:number-columns-repeated="6"/>
          <table:table-cell table:style-name="ce1165" office:value-type="float" office:value="12" calcext:value-type="float">
            <text:p>12</text:p>
          </table:table-cell>
          <table:table-cell table:style-name="ce1145" office:value-type="float" office:value="3" calcext:value-type="float">
            <text:p>3</text:p>
          </table:table-cell>
          <table:table-cell table:style-name="ce1182"/>
          <table:table-cell table:style-name="ce1189" office:value-type="float" office:value="6" calcext:value-type="float">
            <text:p>6</text:p>
          </table:table-cell>
          <table:table-cell table:style-name="ce1191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Visszacsapó íj</text:p>
          </table:table-cell>
          <table:table-cell table:style-name="ce1145" office:value-type="string" calcext:value-type="string">
            <text:p>kétkezes</text:p>
          </table:table-cell>
          <table:table-cell table:style-name="ce1165" table:number-columns-repeated="6"/>
          <table:table-cell table:style-name="ce1165" office:value-type="float" office:value="10" calcext:value-type="float">
            <text:p>10</text:p>
          </table:table-cell>
          <table:table-cell table:style-name="ce1145" office:value-type="float" office:value="3" calcext:value-type="float">
            <text:p>3</text:p>
          </table:table-cell>
          <table:table-cell table:style-name="ce1182"/>
          <table:table-cell table:style-name="ce1189" office:value-type="float" office:value="7" calcext:value-type="float">
            <text:p>7</text:p>
          </table:table-cell>
          <table:table-cell table:style-name="ce1191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Elf íj</text:p>
          </table:table-cell>
          <table:table-cell table:style-name="ce1145" office:value-type="string" calcext:value-type="string">
            <text:p>kétkezes</text:p>
          </table:table-cell>
          <table:table-cell table:style-name="ce1167" office:value-type="float" office:value="1" calcext:value-type="float">
            <text:p>1</text:p>
          </table:table-cell>
          <table:table-cell table:style-name="ce1167" office:value-type="string" calcext:value-type="string">
            <text:p>S</text:p>
          </table:table-cell>
          <table:table-cell table:style-name="ce1167" office:value-type="float" office:value="0" calcext:value-type="float">
            <text:p>0</text:p>
          </table:table-cell>
          <table:table-cell table:style-name="ce1167" table:number-columns-repeated="2"/>
          <table:table-cell table:style-name="ce1167" office:value-type="float" office:value="5" calcext:value-type="float">
            <text:p>5</text:p>
          </table:table-cell>
          <table:table-cell table:style-name="ce1165" office:value-type="float" office:value="13" calcext:value-type="float">
            <text:p>13</text:p>
          </table:table-cell>
          <table:table-cell table:style-name="ce1145" office:value-type="string" calcext:value-type="string">
            <text:p>3(4)</text:p>
          </table:table-cell>
          <table:table-cell table:style-name="ce1182"/>
          <table:table-cell table:style-name="ce1189" office:value-type="float" office:value="9" calcext:value-type="float">
            <text:p>9</text:p>
          </table:table-cell>
          <table:table-cell table:style-name="ce1191" office:value-type="string" calcext:value-type="string">
            <text:p>íjászat</text:p>
          </table:table-cell>
          <table:table-cell table:style-name="ce120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Fúvócső, kicsi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8" calcext:value-type="float">
            <text:p>8</text:p>
          </table:table-cell>
          <table:table-cell table:style-name="ce1145" office:value-type="float" office:value="1" calcext:value-type="float">
            <text:p>1</text:p>
          </table:table-cell>
          <table:table-cell table:style-name="ce1182"/>
          <table:table-cell table:style-name="ce1189" office:value-type="float" office:value="3" calcext:value-type="float">
            <text:p>3</text:p>
          </table:table-cell>
          <table:table-cell table:style-name="ce1191" office:value-type="string" calcext:value-type="string">
            <text:p>íjászat</text:p>
          </table:table-cell>
          <table:table-cell table:style-name="ce120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146" office:value-type="string" calcext:value-type="string">
            <text:p>Fúvócső, vadász</text:p>
          </table:table-cell>
          <table:table-cell table:style-name="ce1146" office:value-type="string" calcext:value-type="string">
            <text:p>kétkezes</text:p>
          </table:table-cell>
          <table:table-cell table:style-name="ce1166" table:number-columns-repeated="6"/>
          <table:table-cell table:style-name="ce1166" office:value-type="float" office:value="10" calcext:value-type="float">
            <text:p>10</text:p>
          </table:table-cell>
          <table:table-cell table:style-name="ce1146" office:value-type="float" office:value="1" calcext:value-type="float">
            <text:p>1</text:p>
          </table:table-cell>
          <table:table-cell table:style-name="ce1183"/>
          <table:table-cell table:style-name="ce1190" office:value-type="float" office:value="2" calcext:value-type="float">
            <text:p>2</text:p>
          </table:table-cell>
          <table:table-cell table:style-name="ce1192" office:value-type="string" calcext:value-type="string">
            <text:p>íjászat</text:p>
          </table:table-cell>
          <table:table-cell table:style-name="ce1206"/>
          <table:table-cell table:style-name="ce452" table:number-columns-repeated="241"/>
        </table:table-row>
        <table:table-row table:style-name="ro1">
          <table:table-cell table:style-name="ce1133" office:value-type="string" calcext:value-type="string">
            <text:p>Lövész lőfegyverek</text:p>
          </table:table-cell>
          <table:table-cell table:style-name="ce1144" office:value-type="string" calcext:value-type="string">
            <text:p>Kézi nyílpuska</text:p>
          </table:table-cell>
          <table:table-cell table:style-name="ce1144" office:value-type="string" calcext:value-type="string">
            <text:p>egykezes</text:p>
          </table:table-cell>
          <table:table-cell table:style-name="ce1144"/>
          <table:table-cell table:style-name="ce1144" office:value-type="string" calcext:value-type="string">
            <text:p>S</text:p>
          </table:table-cell>
          <table:table-cell table:style-name="ce1144" table:number-columns-repeated="4"/>
          <table:table-cell table:style-name="ce1144" office:value-type="float" office:value="10" calcext:value-type="float">
            <text:p>10</text:p>
          </table:table-cell>
          <table:table-cell table:style-name="ce1144" office:value-type="float" office:value="3" calcext:value-type="float">
            <text:p>3</text:p>
          </table:table-cell>
          <table:table-cell table:style-name="ce1181" office:value-type="string" calcext:value-type="string">
            <text:p>20m</text:p>
          </table:table-cell>
          <table:table-cell table:style-name="ce1188" office:value-type="float" office:value="3" calcext:value-type="float">
            <text:p>3</text:p>
          </table:table-cell>
          <table:table-cell table:style-name="ce1191" office:value-type="string" calcext:value-type="string">
            <text:p>lövészet</text:p>
          </table:table-cell>
          <table:table-cell table:style-name="ce120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145" office:value-type="string" calcext:value-type="string">
            <text:p>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6" calcext:value-type="float">
            <text:p>6</text:p>
          </table:table-cell>
          <table:table-cell table:style-name="ce1145" office:value-type="string" calcext:value-type="string">
            <text:p>S</text:p>
          </table:table-cell>
          <table:table-cell table:style-name="ce1165" office:value-type="float" office:value="10" calcext:value-type="float">
            <text:p>10</text:p>
          </table:table-cell>
          <table:table-cell table:style-name="ce1165" table:number-columns-repeated="2"/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82" office:value-type="string" calcext:value-type="string">
            <text:p>50m</text:p>
          </table:table-cell>
          <table:table-cell table:style-name="ce1189" office:value-type="float" office:value="4" calcext:value-type="float">
            <text:p>4</text:p>
          </table:table-cell>
          <table:table-cell table:style-name="ce1191" office:value-type="string" calcext:value-type="string">
            <text:p>lövészet</text:p>
          </table:table-cell>
          <table:table-cell table:style-name="ce120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Nehéz 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14" calcext:value-type="float">
            <text:p>14</text:p>
          </table:table-cell>
          <table:table-cell table:style-name="ce1145" office:value-type="string" calcext:value-type="string">
            <text:p>S</text:p>
          </table:table-cell>
          <table:table-cell table:style-name="ce1165" office:value-type="float" office:value="10" calcext:value-type="float">
            <text:p>10</text:p>
          </table:table-cell>
          <table:table-cell table:style-name="ce1165" table:number-columns-repeated="2"/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82" office:value-type="string" calcext:value-type="string">
            <text:p>80m</text:p>
          </table:table-cell>
          <table:table-cell table:style-name="ce1189" office:value-type="float" office:value="5" calcext:value-type="float">
            <text:p>5</text:p>
          </table:table-cell>
          <table:table-cell table:style-name="ce1191" office:value-type="string" calcext:value-type="string">
            <text:p>lövészet</text:p>
          </table:table-cell>
          <table:table-cell table:style-name="ce120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145" office:value-type="string" calcext:value-type="string">
            <text:p>Shadoni páncéltörő</text:p>
          </table:table-cell>
          <table:table-cell table:style-name="ce1145" office:value-type="string" calcext:value-type="string">
            <text:p>kétkezes</text:p>
          </table:table-cell>
          <table:table-cell table:style-name="ce1145"/>
          <table:table-cell table:style-name="ce1145" office:value-type="string" calcext:value-type="string">
            <text:p>Z</text:p>
          </table:table-cell>
          <table:table-cell table:style-name="ce1145" office:value-type="string" calcext:value-type="string">
            <text:p>??</text:p>
          </table:table-cell>
          <table:table-cell table:style-name="ce1145" table:number-columns-repeated="3"/>
          <table:table-cell table:number-columns-repeated="2" table:style-name="ce1145" office:value-type="float" office:value="4" calcext:value-type="float">
            <text:p>4</text:p>
          </table:table-cell>
          <table:table-cell table:style-name="ce1182" office:value-type="string" calcext:value-type="string">
            <text:p>120m</text:p>
          </table:table-cell>
          <table:table-cell table:style-name="ce1189" office:value-type="float" office:value="3" calcext:value-type="float">
            <text:p>3</text:p>
          </table:table-cell>
          <table:table-cell table:style-name="ce1191" office:value-type="string" calcext:value-type="string">
            <text:p>lövészet</text:p>
          </table:table-cell>
          <table:table-cell table:style-name="ce120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harei nyílpuska</text:p>
          </table:table-cell>
          <table:table-cell table:style-name="ce1145" office:value-type="string" calcext:value-type="string">
            <text:p>egykezes</text:p>
          </table:table-cell>
          <table:table-cell table:style-name="ce1145"/>
          <table:table-cell table:style-name="ce1145" office:value-type="string" calcext:value-type="string">
            <text:p>S</text:p>
          </table:table-cell>
          <table:table-cell table:style-name="ce1145" table:number-columns-repeated="4"/>
          <table:table-cell table:style-name="ce1145" office:value-type="float" office:value="14" calcext:value-type="float">
            <text:p>14</text:p>
          </table:table-cell>
          <table:table-cell table:style-name="ce1145" office:value-type="float" office:value="4" calcext:value-type="float">
            <text:p>4</text:p>
          </table:table-cell>
          <table:table-cell table:style-name="ce1182" office:value-type="string" calcext:value-type="string">
            <text:p>50m</text:p>
          </table:table-cell>
          <table:table-cell table:style-name="ce1189" office:value-type="float" office:value="2" calcext:value-type="float">
            <text:p>2</text:p>
          </table:table-cell>
          <table:table-cell table:style-name="ce1191" office:value-type="string" calcext:value-type="string">
            <text:p>lövészet</text:p>
          </table:table-cell>
          <table:table-cell table:style-name="ce120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52"/>
          <table:table-cell table:style-name="ce1146" office:value-type="string" calcext:value-type="string">
            <text:p>Aquir nyílpuska</text:p>
          </table:table-cell>
          <table:table-cell table:style-name="ce1146" office:value-type="string" calcext:value-type="string">
            <text:p>egykezes</text:p>
          </table:table-cell>
          <table:table-cell table:style-name="ce1146" office:value-type="string" calcext:value-type="string">
            <text:p>halál / +6</text:p>
          </table:table-cell>
          <table:table-cell table:style-name="ce1146" office:value-type="string" calcext:value-type="string">
            <text:p>S</text:p>
          </table:table-cell>
          <table:table-cell table:style-name="ce1146" table:number-columns-repeated="4"/>
          <table:table-cell table:style-name="ce1146" office:value-type="float" office:value="16" calcext:value-type="float">
            <text:p>16</text:p>
          </table:table-cell>
          <table:table-cell table:style-name="ce1146" office:value-type="float" office:value="3" calcext:value-type="float">
            <text:p>3</text:p>
          </table:table-cell>
          <table:table-cell table:style-name="ce1183" office:value-type="string" calcext:value-type="string">
            <text:p>50m</text:p>
          </table:table-cell>
          <table:table-cell table:style-name="ce1190" office:value-type="float" office:value="1" calcext:value-type="float">
            <text:p>1</text:p>
          </table:table-cell>
          <table:table-cell table:style-name="ce1192" office:value-type="string" calcext:value-type="string">
            <text:p>lövészet</text:p>
          </table:table-cell>
          <table:table-cell table:style-name="ce120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5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14"/>
        <table:table-column table:style-name="co50" table:default-cell-style-name="ce1014"/>
        <table:table-column table:style-name="co51" table:default-cell-style-name="ce1014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19"/>
          <table:covered-table-cell table:style-name="ce1024"/>
          <table:covered-table-cell table:style-name="ce1034"/>
          <table:covered-table-cell table:style-name="ce1042"/>
          <table:covered-table-cell table:number-columns-repeated="6" table:style-name="ce1034"/>
          <table:covered-table-cell table:number-columns-repeated="3" table:style-name="ce1098"/>
          <table:covered-table-cell table:style-name="ce1034"/>
          <table:table-cell table:style-name="ce1034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019"/>
          <table:table-cell table:style-name="ce1024"/>
          <table:table-cell table:style-name="ce1034"/>
          <table:table-cell table:style-name="ce1042"/>
          <table:table-cell table:style-name="ce1034" table:number-columns-repeated="6"/>
          <table:table-cell table:style-name="ce1098" table:number-columns-repeated="3"/>
          <table:table-cell table:style-name="ce103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35"/>
          <table:covered-table-cell table:style-name="ce806"/>
          <table:covered-table-cell table:number-columns-repeated="2" table:style-name="ce1035"/>
          <table:table-cell table:style-name="ce1035" table:number-columns-repeated="4"/>
          <table:table-cell/>
          <table:table-cell table:style-name="ce848" table:number-columns-repeated="2"/>
          <table:table-cell table:style-name="ce103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1" office:value-type="string" calcext:value-type="string">
            <text:p>Szint</text:p>
          </table:table-cell>
          <table:table-cell table:style-name="ce1011" office:value-type="string" calcext:value-type="string" table:number-columns-spanned="2" table:number-rows-spanned="1">
            <text:p>Átfogó</text:p>
          </table:table-cell>
          <table:covered-table-cell table:style-name="ce1011"/>
          <table:table-cell table:style-name="ce1011" office:value-type="string" calcext:value-type="string" table:number-columns-spanned="2" table:number-rows-spanned="1">
            <text:p>Átlagos</text:p>
          </table:table-cell>
          <table:covered-table-cell table:style-name="ce1011"/>
          <table:table-cell table:style-name="ce1011" office:value-type="string" calcext:value-type="string" table:number-columns-spanned="2" table:number-rows-spanned="1">
            <text:p>Spec.</text:p>
          </table:table-cell>
          <table:covered-table-cell/>
          <table:table-cell table:style-name="ce1035" table:number-columns-repeated="4"/>
          <table:table-cell/>
          <table:table-cell table:style-name="ce848" table:number-columns-repeated="2"/>
          <table:table-cell table:style-name="ce1035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35" table:number-columns-repeated="3"/>
          <table:table-cell/>
          <table:table-cell table:style-name="ce848" table:number-columns-repeated="2"/>
          <table:table-cell table:style-name="ce103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2.03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4"/>
          <table:table-cell table:style-name="ce103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2.03.</meta:date-string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2.03.</meta:date-string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4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2.03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2.03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2.03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2.03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2.03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065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65" office:value-type="string" calcext:value-type="string">
            <text:p>Erőbónusz</text:p>
          </table:table-cell>
          <table:table-cell table:style-name="ce106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52" office:value-type="string" calcext:value-type="string">
            <text:p>Nincs adat string</text:p>
          </table:table-cell>
          <table:table-cell table:style-name="ce106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5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6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1" office:value-type="string" calcext:value-type="string">
            <text:p>Fok</text:p>
          </table:table-cell>
          <table:table-cell table:style-name="ce1031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5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4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6" office:value-type="string" calcext:value-type="string">
            <text:p>VÉ</text:p>
          </table:table-cell>
          <table:table-cell table:style-name="ce101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12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13" office:value-type="string" calcext:value-type="string">
            <text:p>Creative Commons License</text:p>
          </table:table-cell>
        </table:table-row>
        <table:table-row table:style-name="ro29">
          <table:table-cell office:value-type="string" calcext:value-type="string">
            <text:p><text:span text:style-name="T29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00.00.00</text:date>, <text:time style:data-style-name="N2" text:time-value="19:58:43.35195997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2-05T20:04:22.141332320</dc:date>
    <meta:editing-cycles>73</meta:editing-cycles>
    <meta:editing-duration>PT18H29M34S</meta:editing-duration>
    <meta:document-statistic meta:table-count="9" meta:cell-count="2342" meta:object-count="0"/>
    <meta:user-defined meta:name="Info 1"/>
    <meta:user-defined meta:name="Info 2"/>
    <meta:user-defined meta:name="Info 3"/>
    <meta:user-defined meta:name="Info 4"/>
  </office:meta>
</office:document-meta>
</file>